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fo:font-weight="bold" officeooo:paragraph-rsid="0028821e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119945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49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5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69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70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71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73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74" style:family="paragraph" style:parent-style-name="Standard">
      <style:paragraph-properties style:line-height-at-least="0.582cm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76" style:family="paragraph" style:parent-style-name="Standard">
      <style:paragraph-properties fo:margin-top="0cm" fo:margin-bottom="0.499cm" style:contextual-spacing="false" style:line-height-at-least="0.582cm"/>
    </style:style>
    <style:style style:name="P77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8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Arial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Arial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83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8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85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86" style:family="paragraph" style:parent-style-name="Standard">
      <style:paragraph-properties style:line-height-at-least="0.582cm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" fo:font-size="12pt" style:font-size-asian="10.5pt" style:font-size-complex="12pt"/>
    </style:style>
    <style:style style:name="T9" style:family="text">
      <style:text-properties style:font-name="Arial" fo:font-size="12pt" officeooo:rsid="0012b570" style:font-size-asian="10.5pt" style:font-size-complex="12pt"/>
    </style:style>
    <style:style style:name="T10" style:family="text">
      <style:text-properties style:font-name="Arial" fo:font-size="12pt" officeooo:rsid="001359ab" style:font-size-asian="10.5pt" style:font-size-complex="12pt"/>
    </style:style>
    <style:style style:name="T11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" fo:font-weight="bold" style:font-size-asian="10.5pt" style:font-weight-asian="bold" style:font-size-complex="12pt" style:font-weight-complex="bold"/>
    </style:style>
    <style:style style:name="T13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" style:font-size-asian="10.5pt" style:font-size-complex="12pt"/>
    </style:style>
    <style:style style:name="T15" style:family="text">
      <style:text-properties style:font-name="Arial" officeooo:rsid="0012b570" style:font-size-asian="10.5pt" style:font-size-complex="12pt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8" style:family="text">
      <style:text-properties fo:color="#569cd6" loext:opacity="100%" style:font-name="Arial" style:font-size-asian="10.5pt" style:font-size-complex="12pt"/>
    </style:style>
    <style:style style:name="T19" style:family="text">
      <style:text-properties fo:color="#569cd6" loext:opacity="100%" style:font-name="Arial" officeooo:rsid="0012b570" style:font-size-asian="10.5pt" style:font-size-complex="12pt"/>
    </style:style>
    <style:style style:name="T20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1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2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3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" style:font-size-asian="10.5pt" style:font-size-complex="12pt"/>
    </style:style>
    <style:style style:name="T28" style:family="text">
      <style:text-properties fo:color="#9cdcfe" loext:opacity="100%" style:font-name="Arial" officeooo:rsid="0012b570" style:font-size-asian="10.5pt" style:font-size-complex="12pt"/>
    </style:style>
    <style:style style:name="T29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0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1" style:family="text">
      <style:text-properties fo:color="#b5cea8" loext:opacity="100%"/>
    </style:style>
    <style:style style:name="T32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" style:font-size-asian="10.5pt" style:font-size-complex="12pt"/>
    </style:style>
    <style:style style:name="T35" style:family="text">
      <style:text-properties fo:color="#b5cea8" loext:opacity="100%" style:font-name="Arial" officeooo:rsid="0012b570" style:font-size-asian="10.5pt" style:font-size-complex="12pt"/>
    </style:style>
    <style:style style:name="T36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7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8" style:family="text">
      <style:text-properties fo:color="#dcdcaa" loext:opacity="100%"/>
    </style:style>
    <style:style style:name="T39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40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1" style:family="text">
      <style:text-properties fo:color="#4ec9b0" loext:opacity="100%"/>
    </style:style>
    <style:style style:name="T42" style:family="text">
      <style:text-properties fo:color="#c9211e" loext:opacity="100%"/>
    </style:style>
    <style:style style:name="T43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4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5" style:family="text">
      <style:text-properties fo:color="#c9211e" loext:opacity="100%" officeooo:rsid="00212486"/>
    </style:style>
    <style:style style:name="T46" style:family="text">
      <style:text-properties fo:color="#c9211e" loext:opacity="100%" fo:font-size="14pt" style:font-size-asian="14pt" style:font-size-complex="14pt"/>
    </style:style>
    <style:style style:name="T47" style:family="text">
      <style:text-properties fo:color="#c9211e" loext:opacity="100%" officeooo:rsid="00290220"/>
    </style:style>
    <style:style style:name="T48" style:family="text">
      <style:text-properties officeooo:rsid="0018275f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officeooo:rsid="00191316"/>
    </style:style>
    <style:style style:name="T51" style:family="text">
      <style:text-properties fo:color="#ff0000" loext:opacity="100%"/>
    </style:style>
    <style:style style:name="T52" style:family="text">
      <style:text-properties fo:font-style="italic"/>
    </style:style>
    <style:style style:name="T53" style:family="text">
      <style:text-properties fo:color="#ff79c6" loext:opacity="100%"/>
    </style:style>
    <style:style style:name="T54" style:family="text">
      <style:text-properties fo:color="#ff79c6" loext:opacity="100%" fo:font-weight="bold"/>
    </style:style>
    <style:style style:name="T55" style:family="text">
      <style:text-properties fo:color="#ff79c6" loext:opacity="100%" style:font-name="Consolas" fo:font-size="12pt" fo:font-weight="normal"/>
    </style:style>
    <style:style style:name="T56" style:family="text">
      <style:text-properties fo:color="#ff79c6" loext:opacity="100%" style:font-name="Consolas" fo:font-size="12pt" fo:font-weight="normal" fo:background-color="#282a36" loext:char-shading-value="0"/>
    </style:style>
    <style:style style:name="T57" style:family="text">
      <style:text-properties fo:color="#ff79c6" loext:opacity="100%" style:font-name="Consolas" fo:font-size="12pt" fo:font-weight="bold"/>
    </style:style>
    <style:style style:name="T58" style:family="text">
      <style:text-properties fo:color="#ff79c6" loext:opacity="100%" style:font-name="Consolas" fo:font-weight="normal" fo:background-color="#282a36" loext:char-shading-value="0"/>
    </style:style>
    <style:style style:name="T59" style:family="text">
      <style:text-properties fo:color="#bd93f9" loext:opacity="100%"/>
    </style:style>
    <style:style style:name="T60" style:family="text">
      <style:text-properties fo:color="#bd93f9" loext:opacity="100%" style:font-name="Consolas" fo:font-size="12pt" fo:font-weight="normal"/>
    </style:style>
    <style:style style:name="T61" style:family="text">
      <style:text-properties fo:color="#bd93f9" loext:opacity="100%" style:font-name="Consolas" fo:font-size="12pt" fo:font-weight="normal" fo:background-color="#282a36" loext:char-shading-value="0"/>
    </style:style>
    <style:style style:name="T62" style:family="text">
      <style:text-properties fo:color="#bd93f9" loext:opacity="100%" style:font-name="Consolas" fo:font-size="12pt" fo:font-style="italic" fo:font-weight="normal"/>
    </style:style>
    <style:style style:name="T63" style:family="text">
      <style:text-properties fo:color="#bd93f9" loext:opacity="100%" style:font-name="Consolas" fo:font-weight="normal" fo:background-color="#282a36" loext:char-shading-value="0"/>
    </style:style>
    <style:style style:name="T64" style:family="text">
      <style:text-properties fo:color="#bd93f9" loext:opacity="100%" officeooo:rsid="001bf0e4"/>
    </style:style>
    <style:style style:name="T65" style:family="text">
      <style:text-properties fo:color="#8be9fd" loext:opacity="100%"/>
    </style:style>
    <style:style style:name="T66" style:family="text">
      <style:text-properties fo:color="#8be9fd" loext:opacity="100%" fo:font-style="italic"/>
    </style:style>
    <style:style style:name="T67" style:family="text">
      <style:text-properties fo:color="#8be9fd" loext:opacity="100%" style:font-name="Consolas" fo:font-size="12pt" fo:font-style="italic" fo:font-weight="normal"/>
    </style:style>
    <style:style style:name="T68" style:family="text">
      <style:text-properties fo:color="#8be9fd" loext:opacity="100%" style:font-name="Consolas" fo:font-size="12pt" fo:font-weight="normal"/>
    </style:style>
    <style:style style:name="T69" style:family="text">
      <style:text-properties style:font-name="Consolas" fo:font-size="12pt" fo:font-weight="normal"/>
    </style:style>
    <style:style style:name="T70" style:family="text">
      <style:text-properties fo:color="#50fa7b" loext:opacity="100%"/>
    </style:style>
    <style:style style:name="T71" style:family="text">
      <style:text-properties fo:color="#50fa7b" loext:opacity="100%" style:font-name="Consolas" fo:font-size="12pt" fo:font-weight="normal"/>
    </style:style>
    <style:style style:name="T72" style:family="text">
      <style:text-properties fo:color="#50fa7b" loext:opacity="100%" style:font-name="Consolas" fo:font-weight="normal" fo:background-color="#282a36" loext:char-shading-value="0"/>
    </style:style>
    <style:style style:name="T73" style:family="text">
      <style:text-properties fo:color="#e9f284" loext:opacity="100%"/>
    </style:style>
    <style:style style:name="T74" style:family="text">
      <style:text-properties fo:color="#e9f284" loext:opacity="100%" style:font-name="Consolas" fo:font-size="12pt" fo:font-weight="normal"/>
    </style:style>
    <style:style style:name="T75" style:family="text">
      <style:text-properties fo:color="#e9f284" loext:opacity="100%" style:font-name="Consolas" fo:font-weight="normal" fo:background-color="#282a36" loext:char-shading-value="0"/>
    </style:style>
    <style:style style:name="T76" style:family="text">
      <style:text-properties fo:color="#f1fa8c" loext:opacity="100%"/>
    </style:style>
    <style:style style:name="T77" style:family="text">
      <style:text-properties fo:color="#f1fa8c" loext:opacity="100%" style:font-name="Consolas" fo:font-size="12pt" fo:font-weight="normal"/>
    </style:style>
    <style:style style:name="T78" style:family="text">
      <style:text-properties fo:color="#f1fa8c" loext:opacity="100%" style:font-name="Consolas" fo:font-weight="normal" fo:background-color="#282a36" loext:char-shading-value="0"/>
    </style:style>
    <style:style style:name="T79" style:family="text">
      <style:text-properties fo:color="#6272a4" loext:opacity="100%"/>
    </style:style>
    <style:style style:name="T80" style:family="text">
      <style:text-properties fo:color="#6272a4" loext:opacity="100%" style:font-name="Consolas" fo:font-size="12pt" fo:font-weight="normal"/>
    </style:style>
    <style:style style:name="T81" style:family="text">
      <style:text-properties fo:color="#6272a4" loext:opacity="100%" style:font-name="Consolas" fo:font-size="12pt" fo:font-weight="normal" fo:background-color="#282a36" loext:char-shading-value="0"/>
    </style:style>
    <style:style style:name="T82" style:family="text">
      <style:text-properties fo:color="#ffb86c" loext:opacity="100%" fo:font-style="italic"/>
    </style:style>
    <style:style style:name="T83" style:family="text">
      <style:text-properties fo:color="#ffb86c" loext:opacity="100%" style:font-name="Consolas" fo:font-size="12pt" fo:font-style="italic" fo:font-weight="normal"/>
    </style:style>
    <style:style style:name="T84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85" style:family="text">
      <style:text-properties fo:color="#ffb86c" loext:opacity="100%" style:font-name="Consolas" fo:font-style="italic" fo:font-weight="normal" fo:background-color="#282a36" loext:char-shading-value="0"/>
    </style:style>
    <style:style style:name="T86" style:family="text">
      <style:text-properties fo:color="#f8f8f2" loext:opacity="100%" style:font-name="Consolas" fo:font-weight="normal" fo:background-color="#282a36" loext:char-shading-value="0"/>
    </style:style>
    <style:style style:name="T87" style:family="text">
      <style:text-properties fo:color="#f8f8f2" loext:opacity="100%" style:font-name="Consolas" fo:font-size="12pt" fo:font-weight="normal" fo:background-color="#282a36" loext:char-shading-value="0"/>
    </style:style>
    <style:style style:name="T88" style:family="text">
      <style:text-properties fo:color="#f8f8f2" loext:opacity="100%" fo:background-color="#282a3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7">VARIÁVEIS :</text:p>
      <text:list xml:id="list3126360793" text:style-name="L1">
        <text:list-item>
          <text:p text:style-name="P77">Const → é uma constante não pode ser modificado → toda criação de uma constante tem que ser declarado algo nela.</text:p>
        </text:list-item>
        <text:list-item>
          <text:p text:style-name="P77">Let → variável → utilizar let ao invés de var</text:p>
        </text:list-item>
      </text:list>
      <text:p text:style-name="P8"/>
      <text:p text:style-name="P8"/>
      <text:p text:style-name="P8">NUMBER:</text:p>
      <text:list xml:id="list290186023" text:style-name="L2">
        <text:list-item>
          <text:p text:style-name="P82"><text:span text:style-name="T17">let</text:span><text:span text:style-name="T12"> </text:span><text:span text:style-name="T25">num1</text:span><text:span text:style-name="T12"> = </text:span><text:span text:style-name="T32">1</text:span></text:p>
        </text:list-item>
      </text:list>
      <text:p text:style-name="P49"><text:span text:style-name="T16"><text:tab/>let</text:span> <text:span text:style-name="T24">num2</text:span> = <text:span text:style-name="T31">2.5</text:span></text:p>
      <text:p text:style-name="P49"><text:span text:style-name="T24"><text:tab/>console</text:span>.<text:span text:style-name="T38">log</text:span>(<text:span text:style-name="T24">num1</text:span>.<text:span text:style-name="T38">toString</text:span>() + <text:span text:style-name="T24">num2</text:span>)</text:p>
      <text:p text:style-name="P8"><text:s text:c="6"/></text:p>
      <text:p text:style-name="P45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43"/>
      <text:p text:style-name="P43"/>
      <text:p text:style-name="P75"><text:span text:style-name="T20">let</text:span><text:span text:style-name="T22"> </text:span><text:span text:style-name="T29">num1</text:span><text:span text:style-name="T22"> = </text:span><text:span text:style-name="T36">12.585668558585</text:span></text:p>
      <text:p text:style-name="P49"><text:span text:style-name="T24">console</text:span>.<text:span text:style-name="T38">log</text:span>(<text:span text:style-name="T24">num1</text:span>.<text:span text:style-name="T38">toFixed</text:span>(<text:span text:style-name="T31">2</text:span>))</text:p>
      <text:p text:style-name="P43"/>
      <text:p text:style-name="P43"><text:tab/>Vai retornar 12.59 → vai arredondar o valor</text:p>
      <text:p text:style-name="P43"/>
      <text:p text:style-name="P43"/>
      <text:p text:style-name="P50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49"><text:span text:style-name="T24">console</text:span>.<text:span text:style-name="T38">log</text:span>(<text:span text:style-name="T41">Number</text:span>.<text:span text:style-name="T38">isInteger</text:span>(<text:span text:style-name="T24">num1</text:span>))</text:p>
      <text:p text:style-name="P43"/>
      <text:p text:style-name="P46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44"/>
      <text:p text:style-name="P44"/>
      <text:p text:style-name="P50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49"><text:span text:style-name="T16">let</text:span> <text:span text:style-name="T24">num2</text:span> = <text:span text:style-name="T24">Math</text:span>.<text:span text:style-name="T38">floor</text:span>(<text:span text:style-name="T24">num1</text:span>)</text:p>
      <text:p text:style-name="P49"><text:span text:style-name="T24">console</text:span>.<text:span text:style-name="T38">log</text:span>(<text:span text:style-name="T24">num2</text:span>)</text:p>
      <text:p text:style-name="P44"/>
      <text:p text:style-name="P46"><text:span text:style-name="T9"><text:tab/></text:span><text:span text:style-name="T10">Vai retornar </text:span><text:span text:style-name="T4">12</text:span><text:span text:style-name="T10"> → esse </text:span><text:span text:style-name="T44">Math.floor</text:span><text:span text:style-name="T10"> arredonda o número pra baixo</text:span></text:p>
      <text:p text:style-name="P46"><text:span text:style-name="T10"><text:tab/>O </text:span><text:span text:style-name="T44">Math.ceil </text:span><text:span text:style-name="T10">→ arredonda pra cima</text:span></text:p>
      <text:p text:style-name="P46"><text:span text:style-name="T10"><text:tab/>O </text:span><text:span text:style-name="T44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9"/>
      <text:p text:style-name="P50"><text:span text:style-name="T26">console</text:span><text:span text:style-name="T13">.</text:span><text:span text:style-name="T40">log</text:span><text:span text:style-name="T13">(</text:span><text:span text:style-name="T26">Math</text:span><text:span text:style-name="T13">.</text:span><text:span text:style-name="T40">max</text:span><text:span text:style-name="T13">(</text:span><text:span text:style-name="T33">1</text:span><text:span text:style-name="T13">,</text:span><text:span text:style-name="T33">3</text:span><text:span text:style-name="T13">,</text:span><text:span text:style-name="T33">1400</text:span><text:span text:style-name="T13">,</text:span><text:span text:style-name="T33">2000</text:span><text:span text:style-name="T13">,</text:span><text:span text:style-name="T33">100</text:span><text:span text:style-name="T13">,</text:span><text:span text:style-name="T33">30</text:span><text:span text:style-name="T13">)</text:span></text:p>
      <text:p text:style-name="P9"><text:s/></text:p>
      <text:p text:style-name="P46"><text:span text:style-name="T4"><text:tab/></text:span><text:span text:style-name="T5">Vai retornar o maior número da sequência</text:span></text:p>
      <text:p text:style-name="P47"><text:span text:style-name="T1">para saber o menor em vês de </text:span><text:span text:style-name="T43">max </text:span><text:span text:style-name="T1">é só colocar </text:span><text:span text:style-name="T43">min</text:span><text:span text:style-name="T1"> </text:span></text:p>
      <text:p text:style-name="P10"/>
      <text:p text:style-name="P51"><text:span text:style-name="T17">let</text:span><text:span text:style-name="T12"> </text:span><text:span text:style-name="T25">num</text:span><text:span text:style-name="T12"> = </text:span><text:span text:style-name="T25">Math</text:span><text:span text:style-name="T12">.</text:span><text:span text:style-name="T39">round</text:span><text:span text:style-name="T12">(</text:span><text:span text:style-name="T25">Math</text:span><text:span text:style-name="T12">.</text:span><text:span text:style-name="T39">random</text:span><text:span text:style-name="T12">() * (</text:span><text:span text:style-name="T32">30</text:span><text:span text:style-name="T12"> -</text:span><text:span text:style-name="T32">1</text:span><text:span text:style-name="T12">) +</text:span><text:span text:style-name="T32">1</text:span><text:span text:style-name="T12">) </text:span></text:p>
      <text:p text:style-name="P49"><text:span text:style-name="T24">console</text:span>.<text:span text:style-name="T38">log</text:span>(<text:span text:style-name="T24">num</text:span>)</text:p>
      <text:p text:style-name="P10"/>
      <text:p text:style-name="P47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1"/>
      <text:p text:style-name="P48"><text:soft-page-break/><text:span text:style-name="T6">Pra saber a Raiz quadrada é <text:s/></text:span><text:span text:style-name="T21">let</text:span><text:span text:style-name="T23"> </text:span><text:span text:style-name="T30">num</text:span><text:span text:style-name="T23"> = </text:span><text:span text:style-name="T37">9</text:span><text:span text:style-name="T23"> ** </text:span><text:span text:style-name="T37">0.5</text:span></text:p>
      <text:p text:style-name="P12"/>
      <text:p text:style-name="P12"/>
      <text:p text:style-name="P12"/>
      <text:p text:style-name="P12"/>
      <text:p text:style-name="P12"/>
      <text:p text:style-name="P14">OBS : <text:span text:style-name="T49">Variável imutaveis → Primitivos:</text:span> <text:span text:style-name="T42">String, Number, boolean, underfined e null.</text:span> <text:s/>Não são alteráveis. <text:span text:style-name="T48">Como assim não são alteráveis ? </text:span></text:p>
      <text:p text:style-name="P15">Por ex: </text:p>
      <text:p text:style-name="P15"><text:s/><text:span text:style-name="T42">let a = ‘ coca ‘</text:span></text:p>
      <text:p text:style-name="P52"><text:s/>let b = a </text:p>
      <text:p text:style-name="P52"><text:s/>a = ‘C’</text:p>
      <text:p text:style-name="P15"><text:s/>O valor da variável b vai continuar sendo ‘coca’ não irá alterar</text:p>
      <text:p text:style-name="P15"/>
      <text:p text:style-name="P15"><text:span text:style-name="T50">J</text:span>á as <text:span text:style-name="T49">variáveis mutáveis - &gt;</text:span> array, object e function. São alteráveis.</text:p>
      <text:p text:style-name="P15">Por ex:</text:p>
      <text:p text:style-name="P15"/>
      <text:p text:style-name="P52">let a = [1,2,3]</text:p>
      <text:p text:style-name="P52">let b = a </text:p>
      <text:p text:style-name="P52">a.push(7)</text:p>
      <text:p text:style-name="P15">O valor da <text:span text:style-name="T42">array b</text:span> irá alterar porque o valor é passado por referência. Assim como se eu alterar um valor em <text:span text:style-name="T42">let b</text:span>, irá alterar em <text:span text:style-name="T42">let a</text:span></text:p>
      <text:p text:style-name="P52"/>
      <text:p text:style-name="P55">Caso eu queira copiar o valor da array a pra b sem ser por referência, a semântica é essa:</text:p>
      <text:p text:style-name="P55"/>
      <text:p text:style-name="P56">let a = [1,2,3]</text:p>
      <text:p text:style-name="P56">let b = [...a]</text:p>
      <text:p text:style-name="P55"/>
      <text:p text:style-name="P55">Posso alterar qualquer um dos dois, que um <text:span text:style-name="T51">NÃO </text:span>irá influenciar no outro</text:p>
      <text:p text:style-name="P15"/>
      <text:p text:style-name="P12"/>
      <text:p text:style-name="P12"/>
      <text:p text:style-name="P12"/>
      <text:p text:style-name="P2">DATE</text:p>
      <text:p text:style-name="P13"/>
      <text:p text:style-name="P12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6">Para fazer aparecer a data <text:s/>dessa maneira <text:s/>→ </text:p>
      <text:p text:style-name="P16"/>
      <text:p text:style-name="P16">em vês de usar o switch porque o mês começa do 0 ao 11 e o dia da semana do 0 ao 6</text:p>
      <text:p text:style-name="P16">é só usar esse código </text:p>
      <text:p text:style-name="P16"/>
      <text:p text:style-name="P58"><text:span text:style-name="T53">const</text:span> <text:span text:style-name="T59">Data</text:span> <text:span text:style-name="T53">=</text:span> <text:span text:style-name="T54">new</text:span> <text:span text:style-name="T66">Date</text:span>()</text:p>
      <text:p text:style-name="P69">    <text:span text:style-name="T55">let</text:span><text:span text:style-name="T69"> h1 </text:span><text:span text:style-name="T55">=</text:span><text:span text:style-name="T69"> </text:span><text:span text:style-name="T60">document</text:span><text:span text:style-name="T69">.</text:span><text:span text:style-name="T71">getElementById</text:span><text:span text:style-name="T69">(</text:span><text:span text:style-name="T74">'</text:span><text:span text:style-name="T77">hr</text:span><text:span text:style-name="T74">'</text:span><text:span text:style-name="T69">)</text:span></text:p>
      <text:p text:style-name="P69">    <text:span text:style-name="T55">let</text:span><text:span text:style-name="T69"> hora </text:span><text:span text:style-name="T55">=</text:span><text:span text:style-name="T69"> </text:span><text:span text:style-name="T60">Data</text:span><text:span text:style-name="T69">.</text:span><text:span text:style-name="T71">getHours</text:span><text:span text:style-name="T69">()   </text:span></text:p>
      <text:p text:style-name="P69">    <text:span text:style-name="T69">h1.innerHTML </text:span><text:span text:style-name="T55">=</text:span><text:span text:style-name="T77">`</text:span><text:span text:style-name="T55">${</text:span><text:span text:style-name="T60">Data</text:span><text:span text:style-name="T69">.</text:span><text:span text:style-name="T71">toLocaleDateString</text:span><text:span text:style-name="T69">(</text:span><text:span text:style-name="T74">'</text:span><text:span text:style-name="T77">pt-BR</text:span><text:span text:style-name="T74">'</text:span><text:span text:style-name="T77">, {</text:span><text:span text:style-name="T69">dateStyle</text:span><text:span text:style-name="T55">:</text:span><text:span text:style-name="T74">'</text:span><text:span text:style-name="T77">full</text:span><text:span text:style-name="T74">'</text:span><text:span text:style-name="T77">}</text:span><text:span text:style-name="T69">)</text:span><text:span text:style-name="T55">}</text:span><text:span text:style-name="T77">&lt;br&gt;`</text:span><text:span text:style-name="T69"> </text:span><text:span text:style-name="T80">// vai formatar para string a data completa </text:span></text:p>
      <text:p text:style-name="P69">    <text:span text:style-name="T69">h1.innerHTML </text:span><text:span text:style-name="T55">+=</text:span><text:span text:style-name="T69"> </text:span><text:span text:style-name="T60">Data</text:span><text:span text:style-name="T69">.</text:span><text:span text:style-name="T71">toLocaleString</text:span><text:span text:style-name="T69">(</text:span><text:span text:style-name="T74">'</text:span><text:span text:style-name="T77">pt-br</text:span><text:span text:style-name="T74">'</text:span><text:span text:style-name="T69">,{timeStyle</text:span><text:span text:style-name="T55">:</text:span><text:span text:style-name="T74">'</text:span><text:span text:style-name="T77">short</text:span><text:span text:style-name="T74">'</text:span><text:span text:style-name="T69">})</text:span></text:p>
      <text:p text:style-name="P16"/>
      <text:p text:style-name="P16"/>
      <text:p text:style-name="P17"><text:soft-page-break/>ATRIBUIÇÃO A ARRAYs POR DESESTRUTURAÇÃO</text:p>
      <text:p text:style-name="P17"/>
      <text:p text:style-name="P18"/>
      <text:p text:style-name="P59"><text:span text:style-name="T53">const</text:span> <text:span text:style-name="T59">num</text:span> <text:span text:style-name="T53">=</text:span> [<text:span text:style-name="T59">255</text:span>, <text:span text:style-name="T59">555</text:span>, <text:span text:style-name="T59">666</text:span>, <text:span text:style-name="T59">354</text:span>, <text:span text:style-name="T59">18</text:span>, <text:span text:style-name="T59">21</text:span>]</text:p>
      <text:p text:style-name="P57"><text:span text:style-name="T53">const</text:span> [<text:span text:style-name="T59">PrimeiroNum</text:span>, <text:span text:style-name="T59">SegundoNum</text:span>, <text:span text:style-name="T59">TerceiroNum,...</text:span><text:span text:style-name="T64">resto</text:span>] <text:span text:style-name="T53">=</text:span> <text:span text:style-name="T59">num</text:span></text:p>
      <text:p text:style-name="P57"><text:span text:style-name="T59">console</text:span>.<text:span text:style-name="T70">log</text:span>(<text:span text:style-name="T59">PrimeiroNum</text:span>, <text:span text:style-name="T59">SegundoNum</text:span>, <text:span text:style-name="T59">TerceiroNum</text:span>)</text:p>
      <text:p text:style-name="P57"/>
      <text:p text:style-name="P19">aparecerá na tela → <text:span text:style-name="T42">255 555 666</text:span></text:p>
      <text:p text:style-name="P19"/>
      <text:p text:style-name="P18">Foi atribuída para cada const, criada na segunda linha, o valor dos índices na sequência.</text:p>
      <text:p text:style-name="P18"/>
      <text:p text:style-name="P19">A const ...resto → será atribuída a ela todo o resto da array.</text:p>
      <text:p text:style-name="P19"/>
      <text:p text:style-name="P19"/>
      <text:p text:style-name="P19"/>
      <text:p text:style-name="P20">ARRAY DENTRO DE ARRAY</text:p>
      <text:p text:style-name="P20"/>
      <text:p text:style-name="P71">// índices -&gt;    0          1          2</text:p>
      <text:p text:style-name="P70">// índices -&gt; 0  1  2    0  1  2    0  1  2</text:p>
      <text:p text:style-name="P57"><text:span text:style-name="T53">const</text:span> <text:span text:style-name="T59">num</text:span> <text:span text:style-name="T53">=</text:span> [[<text:span text:style-name="T59">1</text:span>, <text:span text:style-name="T59">2</text:span>, <text:span text:style-name="T59">3</text:span>], [<text:span text:style-name="T59">4</text:span>, <text:span text:style-name="T59">5</text:span>, <text:span text:style-name="T59">6</text:span>], [<text:span text:style-name="T59">7</text:span>, <text:span text:style-name="T59">8</text:span>, <text:span text:style-name="T59">9</text:span>]]</text:p>
      <text:p text:style-name="P57"><text:span text:style-name="T53">const</text:span> [<text:span text:style-name="T59">um</text:span>, <text:span text:style-name="T59">dois</text:span>, <text:span text:style-name="T59">tres</text:span>] <text:span text:style-name="T53">=</text:span> <text:span text:style-name="T59">num</text:span></text:p>
      <text:p text:style-name="P57"><text:span text:style-name="T59">console</text:span>.<text:span text:style-name="T70">log</text:span>(<text:span text:style-name="T59">dois</text:span>[<text:span text:style-name="T59">1</text:span>])</text:p>
      <text:p text:style-name="P21"/>
      <text:p text:style-name="P21"/>
      <text:p text:style-name="P21"/>
      <text:p text:style-name="P22">ATRIBUIÇÃO VIA DESESTRUTURAÇÃO (OBJETO)</text:p>
      <text:p text:style-name="P22"/>
      <text:p text:style-name="P23"/>
      <text:p text:style-name="P60"><text:span text:style-name="T53">const</text:span> <text:span text:style-name="T59">pessoa</text:span> <text:span text:style-name="T53">=</text:span> {</text:p>
      <text:p text:style-name="P69">    <text:span text:style-name="T69">nome</text:span><text:span text:style-name="T55">:</text:span><text:span text:style-name="T69"> </text:span><text:span text:style-name="T74">'</text:span><text:span text:style-name="T77">Adriana</text:span><text:span text:style-name="T74">'</text:span><text:span text:style-name="T69">,</text:span></text:p>
      <text:p text:style-name="P69">    <text:span text:style-name="T69">sobrenome</text:span><text:span text:style-name="T55">:</text:span><text:span text:style-name="T69"> </text:span><text:span text:style-name="T74">'</text:span><text:span text:style-name="T77">Sacramento</text:span><text:span text:style-name="T74">'</text:span><text:span text:style-name="T69">,</text:span></text:p>
      <text:p text:style-name="P69">    <text:span text:style-name="T69">idade</text:span><text:span text:style-name="T55">:</text:span><text:span text:style-name="T69"> </text:span><text:span text:style-name="T60">25</text:span><text:span text:style-name="T69">,</text:span></text:p>
      <text:p text:style-name="P69">    <text:span text:style-name="T69">endereço</text:span><text:span text:style-name="T55">:</text:span><text:span text:style-name="T69"> {</text:span></text:p>
      <text:p text:style-name="P69">        <text:span text:style-name="T69">rua</text:span><text:span text:style-name="T55">:</text:span><text:span text:style-name="T69"> </text:span><text:span text:style-name="T74">'</text:span><text:span text:style-name="T77">Maloquinha</text:span><text:span text:style-name="T74">'</text:span><text:span text:style-name="T69">,</text:span></text:p>
      <text:p text:style-name="P69">        <text:span text:style-name="T69">numero</text:span><text:span text:style-name="T55">:</text:span><text:span text:style-name="T69"> </text:span><text:span text:style-name="T60">666</text:span></text:p>
      <text:p text:style-name="P69">    <text:span text:style-name="T69">}</text:span></text:p>
      <text:p text:style-name="P57">}</text:p>
      <text:p text:style-name="P57"><text:span text:style-name="T59">console</text:span>.<text:span text:style-name="T70">log</text:span>(<text:span text:style-name="T59">pessoa</text:span>.nome, <text:span text:style-name="T59">pessoa</text:span>.sobrenome, <text:span text:style-name="T59">pessoa</text:span>.endereço.rua)</text:p>
      <text:p text:style-name="P23"/>
      <text:p text:style-name="P23">Esse modo vai aparecer → Adriana Sacramento Maloquinha</text:p>
      <text:p text:style-name="P23"/>
      <text:p text:style-name="P23">tem outro método para aparecer também:</text:p>
      <text:p text:style-name="P23"/>
      <text:p text:style-name="P60"><text:span text:style-name="T53">const</text:span> {<text:span text:style-name="T59">nome</text:span>, <text:span text:style-name="T59">sobrenome</text:span>} <text:span text:style-name="T53">=</text:span> <text:span text:style-name="T59">pessoa</text:span></text:p>
      <text:p text:style-name="P57"><text:span text:style-name="T59">console</text:span>.<text:span text:style-name="T70">log</text:span>(<text:span text:style-name="T59">nome</text:span>, <text:span text:style-name="T59">sobrenome</text:span>)</text:p>
      <text:p text:style-name="P23"/>
      <text:p text:style-name="P23">desse modo vai buscar nome e sobrenome do objeto → pessoa</text:p>
      <text:p text:style-name="P23"/>
      <text:p text:style-name="P24"><text:soft-page-break/>e caso eu quisesse que aparecesse o endereço também :</text:p>
      <text:p text:style-name="P24"/>
      <text:p text:style-name="P61"><text:span text:style-name="T53">const</text:span> {<text:span text:style-name="T59">nome</text:span>, <text:span text:style-name="T59">sobrenome</text:span>, <text:span text:style-name="T52">endereço</text:span><text:span text:style-name="T53">:</text:span> {<text:span text:style-name="T59">rua</text:span>, <text:span text:style-name="T59">numero</text:span>}} <text:span text:style-name="T53">=</text:span> <text:span text:style-name="T59">pessoa</text:span></text:p>
      <text:p text:style-name="P57"><text:span text:style-name="T59">console</text:span>.<text:span text:style-name="T70">log</text:span>(<text:span text:style-name="T59">nome</text:span>, <text:span text:style-name="T59">sobrenome</text:span>, <text:span text:style-name="T59">rua</text:span>, <text:span text:style-name="T59">numero</text:span>)</text:p>
      <text:p text:style-name="P24"/>
      <text:p text:style-name="P24">pode ser desse jeito ou então só escrevo endereço, que irá aparecer ele por completo.</text:p>
      <text:p text:style-name="P24"/>
      <text:p text:style-name="P26"/>
      <text:p text:style-name="P26"/>
      <text:p text:style-name="P25">ESTRUTURA DE REPETIÇÃO</text:p>
      <text:p text:style-name="P25"/>
      <text:p text:style-name="P26"><text:span text:style-name="T46">for (</text:span> cria uma variável aqui dentro<text:span text:style-name="T49"> </text:span><text:span text:style-name="T46">; </text:span>condição<text:span text:style-name="T42"> </text:span><text:span text:style-name="T46">;</text:span> increment <text:span text:style-name="T46">)</text:span><text:span text:style-name="T49"> </text:span><text:span text:style-name="T46">{</text:span><text:span text:style-name="T42"> </text:span>Bloco <text:span text:style-name="T46">}</text:span></text:p>
      <text:p text:style-name="P26">ex :<text:span text:style-name="T42"> for ( let c = 0; c &lt;= 5; c++) { console.log(c) </text:span><text:span text:style-name="T45">}</text:span></text:p>
      <text:p text:style-name="P26"/>
      <text:p text:style-name="P26">para fazer a repetição de uma array é só fazer desse modo</text:p>
      <text:p text:style-name="P26"/>
      <text:p text:style-name="P62"><text:span text:style-name="T53">const</text:span> <text:span text:style-name="T59">frutas</text:span> <text:span text:style-name="T53">=</text:span> [<text:span text:style-name="T73">'</text:span><text:span text:style-name="T76">abacaxi</text:span><text:span text:style-name="T73">'</text:span>, <text:span text:style-name="T73">'</text:span><text:span text:style-name="T76">pera</text:span><text:span text:style-name="T73">'</text:span>, <text:span text:style-name="T73">'</text:span><text:span text:style-name="T76">maça</text:span><text:span text:style-name="T73">'</text:span>, <text:span text:style-name="T73">'</text:span><text:span text:style-name="T76">uva</text:span><text:span text:style-name="T73">'</text:span>]</text:p>
      <text:p text:style-name="P57"><text:span text:style-name="T53">for</text:span> (<text:span text:style-name="T53">let</text:span> c <text:span text:style-name="T53">in</text:span> <text:span text:style-name="T59">frutas</text:span>){ <text:span text:style-name="T79">// estrutura de repetição de acordo com o tamanho do array</text:span></text:p>
      <text:p text:style-name="P69">    <text:span text:style-name="T60">console</text:span><text:span text:style-name="T69">.</text:span><text:span text:style-name="T71">log</text:span><text:span text:style-name="T69">(</text:span><text:span text:style-name="T60">frutas</text:span><text:span text:style-name="T69">[c])</text:span></text:p>
      <text:p text:style-name="P57">}</text:p>
      <text:p text:style-name="P26"/>
      <text:p text:style-name="P29">FOR IN EM OBJETO</text:p>
      <text:p text:style-name="P26"/>
      <text:p text:style-name="P62"><text:span text:style-name="T53">const</text:span> <text:span text:style-name="T59">pessoa</text:span> <text:span text:style-name="T53">=</text:span> { <text:span text:style-name="T79">// obejeto criado </text:span></text:p>
      <text:p text:style-name="P69">    <text:span text:style-name="T69">nome</text:span><text:span text:style-name="T55">:</text:span><text:span text:style-name="T69"> </text:span><text:span text:style-name="T74">'</text:span><text:span text:style-name="T77">Erica</text:span><text:span text:style-name="T74">'</text:span><text:span text:style-name="T69">,           </text:span></text:p>
      <text:p text:style-name="P69">    <text:span text:style-name="T69">sobrenome</text:span><text:span text:style-name="T55">:</text:span><text:span text:style-name="T69"> </text:span><text:span text:style-name="T74">'</text:span><text:span text:style-name="T77">Dolores</text:span><text:span text:style-name="T74">'</text:span><text:span text:style-name="T69">,   </text:span></text:p>
      <text:p text:style-name="P69">    <text:span text:style-name="T69">idade</text:span><text:span text:style-name="T55">:</text:span><text:span text:style-name="T69"> </text:span><text:span text:style-name="T60">30</text:span><text:span text:style-name="T69">              </text:span></text:p>
      <text:p text:style-name="P57">}</text:p>
      <text:p text:style-name="P74"/>
      <text:p text:style-name="P57"><text:span text:style-name="T53">for</text:span> (<text:span text:style-name="T53">let</text:span> chave <text:span text:style-name="T53">in</text:span> <text:span text:style-name="T59">pessoa</text:span>){ <text:span text:style-name="T79">// o for in tbm serve para objeto</text:span></text:p>
      <text:p text:style-name="P69">    <text:span text:style-name="T60">console</text:span><text:span text:style-name="T69">.</text:span><text:span text:style-name="T71">log</text:span><text:span text:style-name="T69">(chave, </text:span><text:span text:style-name="T60">pessoa</text:span><text:span text:style-name="T69">[chave]) </text:span></text:p>
      <text:p text:style-name="P57">}</text:p>
      <text:p text:style-name="P26"/>
      <text:p text:style-name="P26"/>
      <text:p text:style-name="P30">FOR OF</text:p>
      <text:p text:style-name="P30"/>
      <text:p text:style-name="P31">Obs: não funciona com Objetos.</text:p>
      <text:p text:style-name="P31"/>
      <text:p text:style-name="P53">Const numeros = [1, 2, 3, 5, 7]</text:p>
      <text:p text:style-name="P53">Síntese → for ( let num of numeros){</text:p>
      <text:p text:style-name="P53">console.log(num)}</text:p>
      <text:p text:style-name="P31"/>
      <text:p text:style-name="P31">Vai aparecer os numeros da array</text:p>
      <text:p text:style-name="P31">A diferença pro for in é que no console.log não preciso escrever →<text:span text:style-name="T42"> (numeros[num])</text:span></text:p>
      <text:p text:style-name="P26"/>
      <text:p text:style-name="P27"/>
      <text:p text:style-name="P27"/>
      <text:p text:style-name="P27"><text:soft-page-break/>EXERCÍCIO PARA CRIAR TAG COM A ESTRUTURA FOR E APARECER NO NAVEGADOR</text:p>
      <text:p text:style-name="P27"/>
      <text:p text:style-name="P27"/>
      <text:p text:style-name="P63"><text:span text:style-name="T53">let</text:span> res <text:span text:style-name="T53">=</text:span> <text:span text:style-name="T59">document</text:span>.<text:span text:style-name="T70">querySelector</text:span>(<text:span text:style-name="T73">'</text:span><text:span text:style-name="T76">#res</text:span><text:span text:style-name="T73">'</text:span>)</text:p>
      <text:p text:style-name="P57"><text:span text:style-name="T53">const</text:span> <text:span text:style-name="T59">elementos</text:span> <text:span text:style-name="T53">=</text:span> [</text:p>
      <text:p text:style-name="P69">   <text:span text:style-name="T69">{tag</text:span><text:span text:style-name="T55">:</text:span><text:span text:style-name="T69"> </text:span><text:span text:style-name="T74">'</text:span><text:span text:style-name="T77">p</text:span><text:span text:style-name="T74">'</text:span><text:span text:style-name="T69">, texto</text:span><text:span text:style-name="T55">:</text:span><text:span text:style-name="T69"> </text:span><text:span text:style-name="T74">'</text:span><text:span text:style-name="T77">Qualquer Coisa</text:span><text:span text:style-name="T74">'</text:span><text:span text:style-name="T69">},</text:span></text:p>
      <text:p text:style-name="P69">   <text:span text:style-name="T69">{tag</text:span><text:span text:style-name="T55">:</text:span><text:span text:style-name="T69"> </text:span><text:span text:style-name="T74">'</text:span><text:span text:style-name="T77">div</text:span><text:span text:style-name="T74">'</text:span><text:span text:style-name="T69">, texto</text:span><text:span text:style-name="T55">:</text:span><text:span text:style-name="T69"> </text:span><text:span text:style-name="T74">'</text:span><text:span text:style-name="T77">Frase 2</text:span><text:span text:style-name="T74">'</text:span><text:span text:style-name="T69">},</text:span></text:p>
      <text:p text:style-name="P69">   <text:span text:style-name="T69">{tag</text:span><text:span text:style-name="T55">:</text:span><text:span text:style-name="T69"> </text:span><text:span text:style-name="T74">'</text:span><text:span text:style-name="T77">section</text:span><text:span text:style-name="T74">'</text:span><text:span text:style-name="T69">, texto</text:span><text:span text:style-name="T55">:</text:span><text:span text:style-name="T69"> </text:span><text:span text:style-name="T74">'</text:span><text:span text:style-name="T77">frase 3</text:span><text:span text:style-name="T74">'</text:span><text:span text:style-name="T69">},</text:span></text:p>
      <text:p text:style-name="P69">   <text:span text:style-name="T69">{tag</text:span><text:span text:style-name="T55">:</text:span><text:span text:style-name="T69"> </text:span><text:span text:style-name="T74">'</text:span><text:span text:style-name="T77">footer</text:span><text:span text:style-name="T74">'</text:span><text:span text:style-name="T69">, texto</text:span><text:span text:style-name="T55">:</text:span><text:span text:style-name="T69"> </text:span><text:span text:style-name="T74">'</text:span><text:span text:style-name="T77">frase 4</text:span><text:span text:style-name="T74">'</text:span><text:span text:style-name="T69">}</text:span></text:p>
      <text:p text:style-name="P57">]</text:p>
      <text:p text:style-name="P70">// esse código cria as tag através da estrutura de repetição combinado com objeto</text:p>
      <text:p text:style-name="P57"><text:span text:style-name="T53">for</text:span> (<text:span text:style-name="T53">let</text:span> c <text:span text:style-name="T53">in</text:span> <text:span text:style-name="T59">elementos</text:span>){</text:p>
      <text:p text:style-name="P69">    <text:span text:style-name="T55">let</text:span><text:span text:style-name="T69"> {tag, texto} </text:span><text:span text:style-name="T55">=</text:span><text:span text:style-name="T69"> </text:span><text:span text:style-name="T60">elementos</text:span><text:span text:style-name="T69">[c] </text:span><text:span text:style-name="T80">// vai pegar o valor do objeto elementos</text:span></text:p>
      <text:p text:style-name="P69">    <text:span text:style-name="T55">let</text:span><text:span text:style-name="T69"> TagCriada </text:span><text:span text:style-name="T55">=</text:span><text:span text:style-name="T69"> </text:span><text:span text:style-name="T60">document</text:span><text:span text:style-name="T69">.</text:span><text:span text:style-name="T71">createElement</text:span><text:span text:style-name="T69">(tag) </text:span><text:span text:style-name="T80">// vai criar as tag de acordo com o valor de cada valor contido no objeto elementos nas tag </text:span></text:p>
      <text:p text:style-name="P69">    <text:span text:style-name="T69">TagCriada.innerText </text:span><text:span text:style-name="T55">=</text:span><text:span text:style-name="T69"> texto </text:span><text:span text:style-name="T80">// vai atribuir o texto do objeto la em cima para essa variável</text:span></text:p>
      <text:p text:style-name="P69">    <text:span text:style-name="T69">res.</text:span><text:span text:style-name="T71">appendChild</text:span><text:span text:style-name="T69">(TagCriada) </text:span><text:span text:style-name="T80">// vai aparecer na tela do document </text:span></text:p>
      <text:p text:style-name="P57">}</text:p>
      <text:p text:style-name="P28"/>
      <text:p text:style-name="P28"/>
      <text:p text:style-name="P28"/>
      <text:p text:style-name="P28"/>
      <text:p text:style-name="P28"/>
      <text:p text:style-name="P28"/>
      <text:p text:style-name="P32">ERROR</text:p>
      <text:p text:style-name="P32"/>
      <text:p text:style-name="P33">try {</text:p>
      <text:p text:style-name="P33">bloco para testar }</text:p>
      <text:p text:style-name="P33"/>
      <text:p text:style-name="P33">catch (error <text:span text:style-name="T42">pode ser qualquer nome</text:span>) {</text:p>
      <text:p text:style-name="P33">bloco que você quer que apareça para o usuário }</text:p>
      <text:p text:style-name="P33"/>
      <text:p text:style-name="P34">ex:</text:p>
      <text:p text:style-name="P34"/>
      <text:p text:style-name="P64"><text:span text:style-name="T53">function</text:span> <text:span text:style-name="T70">retornaHora</text:span>(<text:span text:style-name="T82">data</text:span>){</text:p>
      <text:p text:style-name="P69">    <text:span text:style-name="T55">if</text:span><text:span text:style-name="T69"> (</text:span><text:span text:style-name="T83">data</text:span><text:span text:style-name="T69"> </text:span><text:span text:style-name="T55">&amp;&amp;</text:span><text:span text:style-name="T69"> </text:span><text:span text:style-name="T55">!</text:span><text:span text:style-name="T69">(</text:span><text:span text:style-name="T83">data</text:span><text:span text:style-name="T69"> </text:span><text:span text:style-name="T55">instanceof</text:span><text:span text:style-name="T69"> </text:span><text:span text:style-name="T67">Date</text:span><text:span text:style-name="T69">)){ </text:span><text:span text:style-name="T80">// se a data for enviada e for uma instancia de Date (se for uma data mesmo)</text:span></text:p>
      <text:p text:style-name="P69">        <text:span text:style-name="T55">throw</text:span><text:span text:style-name="T69"> </text:span><text:span text:style-name="T57">new</text:span><text:span text:style-name="T69"> </text:span><text:span text:style-name="T67">TypeError</text:span><text:span text:style-name="T69"> (</text:span><text:span text:style-name="T74">'</text:span><text:span text:style-name="T77">esperando a instancia de Date</text:span><text:span text:style-name="T74">'</text:span><text:span text:style-name="T69">)</text:span></text:p>
      <text:p text:style-name="P69">    <text:span text:style-name="T69">}</text:span></text:p>
      <text:p text:style-name="P69">    <text:span text:style-name="T55">if</text:span><text:span text:style-name="T69"> (</text:span><text:span text:style-name="T55">!</text:span><text:span text:style-name="T83">data</text:span><text:span text:style-name="T69">){ </text:span><text:span text:style-name="T80">// se a data não for enviada entao o bloco abaixo faz isso envia a data</text:span></text:p>
      <text:p text:style-name="P69">        <text:span text:style-name="T83">data</text:span><text:span text:style-name="T69"> </text:span><text:span text:style-name="T55">=</text:span><text:span text:style-name="T69"> </text:span><text:span text:style-name="T57">new</text:span><text:span text:style-name="T69"> </text:span><text:span text:style-name="T67">Date</text:span><text:span text:style-name="T69">()</text:span></text:p>
      <text:p text:style-name="P69">    <text:span text:style-name="T69">}</text:span></text:p>
      <text:p text:style-name="P69"><text:soft-page-break/>    <text:span text:style-name="T55">return</text:span><text:span text:style-name="T69"> </text:span><text:span text:style-name="T83">data</text:span><text:span text:style-name="T69">.</text:span><text:span text:style-name="T71">toLocaleTimeString</text:span><text:span text:style-name="T69">(</text:span><text:span text:style-name="T74">'</text:span><text:span text:style-name="T77">pt-BR</text:span><text:span text:style-name="T74">'</text:span><text:span text:style-name="T69">) </text:span><text:span text:style-name="T80">/* obs já esta aparecendo do jeito certo porem se não aparecer desse modo 00:12:19 que é a hora que estou aqui é so fazer isso  </text:span></text:p>
      <text:p text:style-name="P73">    <text:span text:style-name="T69">hour: '2-digit',</text:span></text:p>
      <text:p text:style-name="P73">    <text:span text:style-name="T69">minute: '2-digit',</text:span></text:p>
      <text:p text:style-name="P73">    <text:span text:style-name="T69">second: '2-digit',</text:span></text:p>
      <text:p text:style-name="P73">    <text:span text:style-name="T69">hour12: false             isso dentro do escopo ('pt-BR', { é digitado aqui } */</text:span></text:p>
      <text:p text:style-name="P57">}</text:p>
      <text:p text:style-name="P57"><text:span text:style-name="T53">try</text:span>{</text:p>
      <text:p text:style-name="P69">    <text:span text:style-name="T55">const</text:span><text:span text:style-name="T69"> </text:span><text:span text:style-name="T60">hora</text:span><text:span text:style-name="T69"> </text:span><text:span text:style-name="T55">=</text:span><text:span text:style-name="T69"> </text:span><text:span text:style-name="T71">retornaHora</text:span><text:span text:style-name="T69">()</text:span></text:p>
      <text:p text:style-name="P69">    <text:span text:style-name="T60">console</text:span><text:span text:style-name="T69">.</text:span><text:span text:style-name="T71">log</text:span><text:span text:style-name="T69">(</text:span><text:span text:style-name="T60">hora</text:span><text:span text:style-name="T69">)</text:span></text:p>
      <text:p text:style-name="P57">}</text:p>
      <text:p text:style-name="P57"><text:span text:style-name="T53">catch</text:span>(erro){</text:p>
      <text:p text:style-name="P69">    <text:span text:style-name="T80">// tratar o erro</text:span></text:p>
      <text:p text:style-name="P57">}</text:p>
      <text:p text:style-name="P57"><text:span text:style-name="T53">finally</text:span>{</text:p>
      <text:p text:style-name="P69">    <text:span text:style-name="T60">console</text:span><text:span text:style-name="T69">.</text:span><text:span text:style-name="T71">log</text:span><text:span text:style-name="T69">(</text:span><text:span text:style-name="T74">'</text:span><text:span text:style-name="T77">Boa Noite</text:span><text:span text:style-name="T74">'</text:span><text:span text:style-name="T69">)</text:span></text:p>
      <text:p text:style-name="P57">}</text:p>
      <text:p text:style-name="P34"/>
      <text:p text:style-name="P54">Obs que não tem nada haver: também tem o typeof que é para o tipo do valor lançado</text:p>
      <text:p text:style-name="P34"/>
      <text:p text:style-name="P34">Como não teve erro vai aparecer a hora.</text:p>
      <text:p text:style-name="P33"/>
      <text:p text:style-name="P33"/>
      <text:p text:style-name="P33"/>
      <text:p text:style-name="P33"/>
      <text:p text:style-name="P3">AddEventListener()</text:p>
      <text:p text:style-name="P3"/>
      <text:p text:style-name="P35">Alguns comando do add event :</text:p>
      <text:p text:style-name="P35"/>
      <text:p text:style-name="P35">‘click’ → vai capturar o evento quando clicar</text:p>
      <text:p text:style-name="P35">‘keyup’ → vai capturar o evento quando pressionar a tecla e soltar</text:p>
      <text:p text:style-name="P35">‘keydown’ <text:s/>→ vai capturar o evento enquanto estiver pressionando a tecla</text:p>
      <text:p text:style-name="P35">‘keypress’ → vai capturar o evento em um simples ato de apertar a tecla</text:p>
      <text:p text:style-name="P35"/>
      <text:p text:style-name="P35">ex: </text:p>
      <text:p text:style-name="P65"><text:span text:style-name="T59">text</text:span>.<text:span text:style-name="T70">addEventListener</text:span>(<text:span text:style-name="T73">'</text:span><text:span text:style-name="T76">keypress</text:span><text:span text:style-name="T73">'</text:span>, <text:span text:style-name="T53">function</text:span>(<text:span text:style-name="T82">e</text:span>){</text:p>
      <text:p text:style-name="P69">    <text:span text:style-name="T60">console</text:span><text:span text:style-name="T69">.</text:span><text:span text:style-name="T71">log</text:span><text:span text:style-name="T69">(</text:span><text:span text:style-name="T83">e</text:span><text:span text:style-name="T69">)</text:span></text:p>
      <text:p text:style-name="P57">})</text:p>
      <text:p text:style-name="P35"><text:s/></text:p>
      <text:p text:style-name="P35">text é um DOM <text:s/>de input e dentro desse input text cada tecla apertada vai aparecer no console</text:p>
      <text:p text:style-name="P35"/>
      <text:p text:style-name="P36"/>
      <text:p text:style-name="P36"/>
      <text:p text:style-name="P36"><text:soft-page-break/>Ex02:</text:p>
      <text:p text:style-name="P42"><text:span text:style-name="T63">text</text:span><text:span text:style-name="T86">.</text:span><text:span text:style-name="T72">addEventListener</text:span><text:span text:style-name="T86">(</text:span><text:span text:style-name="T75">'</text:span><text:span text:style-name="T78">keypress</text:span><text:span text:style-name="T75">'</text:span><text:span text:style-name="T86">, </text:span><text:span text:style-name="T58">function</text:span><text:span text:style-name="T86">(</text:span><text:span text:style-name="T85">e</text:span><text:span text:style-name="T86">){</text:span></text:p>
      <text:p text:style-name="P69">    <text:span text:style-name="T55">if</text:span><text:span text:style-name="T69"> (</text:span><text:span text:style-name="T83">e</text:span><text:span text:style-name="T69">.keyCode </text:span><text:span text:style-name="T55">===</text:span><text:span text:style-name="T69"> </text:span><text:span text:style-name="T60">13</text:span><text:span text:style-name="T69">){</text:span></text:p>
      <text:p text:style-name="P69">        <text:span text:style-name="T60">console</text:span><text:span text:style-name="T69">.</text:span><text:span text:style-name="T71">log</text:span><text:span text:style-name="T69">(</text:span><text:span text:style-name="T74">'</text:span><text:span text:style-name="T77">Enter pressionado</text:span><text:span text:style-name="T74">'</text:span><text:span text:style-name="T69">)</text:span></text:p>
      <text:p text:style-name="P69">    <text:span text:style-name="T69">}</text:span></text:p>
      <text:p text:style-name="P57">})</text:p>
      <text:p text:style-name="P36"/>
      <text:p text:style-name="P36">Nesse segundo exemplo, o codigo if (e.keyCode === 13) é quando clicar na tecla Enter vai aparecer a mensagem no console, mas geralmente é usado para acontecer outra função.</text:p>
      <text:p text:style-name="P38"><text:tab/></text:p>
      <text:p text:style-name="P36"/>
      <text:p text:style-name="P36"/>
      <text:p text:style-name="P36"/>
      <text:p text:style-name="P4">DESAFIO CRIANDO LISTA COM JS</text:p>
      <text:p text:style-name="P37"/>
      <text:p text:style-name="P38">Nesse desafio contém. <text:span text:style-name="T47">Desafio03</text:span></text:p>
      <text:list xml:id="list232854300" text:style-name="L3">
        <text:list-item>
          <text:p text:style-name="P78">CreatElement </text:p>
        </text:list-item>
        <text:list-item>
          <text:p text:style-name="P78">addEventListener</text:p>
        </text:list-item>
        <text:list-item>
          <text:p text:style-name="P78">remove</text:p>
        </text:list-item>
        <text:list-item>
          <text:p text:style-name="P78">como armazenar dados no navegador o JSON</text:p>
        </text:list-item>
      </text:list>
      <text:p text:style-name="P38"/>
      <text:p text:style-name="P38"/>
      <text:p text:style-name="P38"/>
      <text:p text:style-name="P66"><text:span text:style-name="T53">const</text:span> <text:span text:style-name="T59">result</text:span> <text:span text:style-name="T53">=</text:span> <text:span text:style-name="T59">document</text:span>.<text:span text:style-name="T70">querySelector</text:span>(<text:span text:style-name="T73">'</text:span><text:span text:style-name="T76">#result</text:span><text:span text:style-name="T73">'</text:span>)</text:p>
      <text:p text:style-name="P57"><text:span text:style-name="T53">const</text:span> <text:span text:style-name="T59">text</text:span> <text:span text:style-name="T53">=</text:span> <text:span text:style-name="T59">document</text:span>.<text:span text:style-name="T70">querySelector</text:span>(<text:span text:style-name="T73">'</text:span><text:span text:style-name="T76">#txtl</text:span><text:span text:style-name="T73">'</text:span>)</text:p>
      <text:p text:style-name="P57"><text:span text:style-name="T53">const</text:span> <text:span text:style-name="T59">btnTarefas</text:span> <text:span text:style-name="T53">=</text:span> <text:span text:style-name="T59">document</text:span>.<text:span text:style-name="T70">querySelector</text:span>(<text:span text:style-name="T73">'</text:span><text:span text:style-name="T76">#adicionar</text:span><text:span text:style-name="T73">'</text:span>)</text:p>
      <text:p text:style-name="P76"/>
      <text:p text:style-name="P57"><text:span text:style-name="T53">function</text:span> <text:span text:style-name="T70">criaLi</text:span>(){ <text:span text:style-name="T79">// função só para criar o elemento li</text:span></text:p>
      <text:p text:style-name="P69">    <text:span text:style-name="T55">const</text:span><text:span text:style-name="T69"> </text:span><text:span text:style-name="T60">li</text:span><text:span text:style-name="T69"> </text:span><text:span text:style-name="T55">=</text:span><text:span text:style-name="T69"> </text:span><text:span text:style-name="T60">document</text:span><text:span text:style-name="T69">.</text:span><text:span text:style-name="T71">createElement</text:span><text:span text:style-name="T69">(</text:span><text:span text:style-name="T74">'</text:span><text:span text:style-name="T77">li</text:span><text:span text:style-name="T74">'</text:span><text:span text:style-name="T69">)</text:span></text:p>
      <text:p text:style-name="P69">    <text:span text:style-name="T55">return</text:span><text:span text:style-name="T69"> </text:span><text:span text:style-name="T60">li</text:span></text:p>
      <text:p text:style-name="P57">}</text:p>
      <text:p text:style-name="P70">// Esse codigo abaixo, foi criado um evento o qual quando for pressionado a tecla enter vai executar a função criaTarefa</text:p>
      <text:p text:style-name="P57"><text:span text:style-name="T59">text</text:span>.<text:span text:style-name="T70">addEventListener</text:span>(<text:span text:style-name="T73">'</text:span><text:span text:style-name="T76">keypress</text:span><text:span text:style-name="T73">'</text:span>, <text:span text:style-name="T53">function</text:span>(<text:span text:style-name="T82">e</text:span>){ </text:p>
      <text:p text:style-name="P69">    <text:span text:style-name="T55">if</text:span><text:span text:style-name="T69"> (</text:span><text:span text:style-name="T83">e</text:span><text:span text:style-name="T69">.keyCode </text:span><text:span text:style-name="T55">===</text:span><text:span text:style-name="T69"> </text:span><text:span text:style-name="T60">13</text:span><text:span text:style-name="T69">){ </text:span><text:span text:style-name="T80">// 13 é o keyCode da tecla enter</text:span></text:p>
      <text:p text:style-name="P69">        <text:span text:style-name="T55">return</text:span><text:span text:style-name="T69"> </text:span><text:span text:style-name="T71">criaTarefa</text:span><text:span text:style-name="T69">(</text:span><text:span text:style-name="T60">text</text:span><text:span text:style-name="T69">.value)</text:span></text:p>
      <text:p text:style-name="P69">    <text:span text:style-name="T69">}</text:span></text:p>
      <text:p text:style-name="P57">})</text:p>
      <text:p text:style-name="P74"/>
      <text:p text:style-name="P57"><text:span text:style-name="T59">btnTarefas</text:span>.<text:span text:style-name="T70">addEventListener</text:span>(<text:span text:style-name="T73">'</text:span><text:span text:style-name="T76">click</text:span><text:span text:style-name="T73">'</text:span>,<text:span text:style-name="T53">function</text:span>(){ <text:span text:style-name="T79">//Aqui estou adicionando uma tarefa para o botão atraves do evento de clicar </text:span></text:p>
      <text:p text:style-name="P69">    <text:span text:style-name="T55">return</text:span><text:span text:style-name="T69"> </text:span><text:span text:style-name="T71">criaTarefa</text:span><text:span text:style-name="T69">(</text:span><text:span text:style-name="T60">text</text:span><text:span text:style-name="T69">.value) </text:span><text:span text:style-name="T80">//aqui ta jogando o que foi escrito para a função cria tarefa, a qual vai fazer aparecer</text:span></text:p>
      <text:p text:style-name="P57">})</text:p>
      <text:p text:style-name="P74"/>
      <text:p text:style-name="P57"><text:soft-page-break/><text:span text:style-name="T53">function</text:span> <text:span text:style-name="T70">criaTarefa</text:span>(<text:span text:style-name="T82">textImput</text:span>){<text:span text:style-name="T79">// essa função está capturando o texto escrito no input text e jogando colocando para aparecer</text:span></text:p>
      <text:p text:style-name="P69">    <text:span text:style-name="T55">const</text:span><text:span text:style-name="T69"> </text:span><text:span text:style-name="T60">li</text:span><text:span text:style-name="T69"> </text:span><text:span text:style-name="T55">=</text:span><text:span text:style-name="T69"> </text:span><text:span text:style-name="T71">criaLi</text:span><text:span text:style-name="T69">() </text:span><text:span text:style-name="T80">// essa const li esta sendo atribuida à ela a function criaLi, a qual cria uma linha na lista</text:span></text:p>
      <text:p text:style-name="P69">    <text:span text:style-name="T60">li</text:span><text:span text:style-name="T69">.innerHTML </text:span><text:span text:style-name="T55">=</text:span><text:span text:style-name="T69"> </text:span><text:span text:style-name="T83">textImput</text:span><text:span text:style-name="T69"> </text:span><text:span text:style-name="T80">// aqui esta sendo atribuída o texto digitado  da função do btnTarefas</text:span></text:p>
      <text:p text:style-name="P69">    <text:span text:style-name="T60">result</text:span><text:span text:style-name="T69">.</text:span><text:span text:style-name="T71">appendChild</text:span><text:span text:style-name="T69">(</text:span><text:span text:style-name="T60">li</text:span><text:span text:style-name="T69">) </text:span><text:span text:style-name="T80">// isso vai fazer aparecer no navegador</text:span></text:p>
      <text:p text:style-name="P69">    <text:span text:style-name="T71">limpaImput</text:span><text:span text:style-name="T69">() </text:span><text:span text:style-name="T80">// chamando a função para limpar a caixa de input</text:span></text:p>
      <text:p text:style-name="P69">    <text:span text:style-name="T71">criaBotaoApagar</text:span><text:span text:style-name="T69">(</text:span><text:span text:style-name="T60">li</text:span><text:span text:style-name="T69">)</text:span></text:p>
      <text:p text:style-name="P69">    <text:span text:style-name="T71">salvarTarefa</text:span><text:span text:style-name="T69">()</text:span></text:p>
      <text:p text:style-name="P57">}</text:p>
      <text:p text:style-name="P74"/>
      <text:p text:style-name="P57"><text:span text:style-name="T53">function</text:span> <text:span text:style-name="T70">limpaImput</text:span>(){<text:span text:style-name="T79">// essa função é para limpar o texto depois de enviado</text:span></text:p>
      <text:p text:style-name="P69">    <text:span text:style-name="T60">text</text:span><text:span text:style-name="T69">.value </text:span><text:span text:style-name="T55">=</text:span><text:span text:style-name="T69"> </text:span><text:span text:style-name="T74">''</text:span><text:span text:style-name="T69"> </text:span><text:span text:style-name="T80">// adicionando nada a const text</text:span></text:p>
      <text:p text:style-name="P69">    <text:span text:style-name="T60">text</text:span><text:span text:style-name="T69">.</text:span><text:span text:style-name="T71">focus</text:span><text:span text:style-name="T69">()   </text:span><text:span text:style-name="T80">// e aqui esta determinando aonde é </text:span></text:p>
      <text:p text:style-name="P57">}</text:p>
      <text:p text:style-name="P76"/>
      <text:p text:style-name="P57"><text:span text:style-name="T53">function</text:span> <text:span text:style-name="T70">criaBotaoApagar</text:span>(<text:span text:style-name="T82">li</text:span>){</text:p>
      <text:p text:style-name="P69">    <text:span text:style-name="T83">li</text:span><text:span text:style-name="T69">.innerHTML </text:span><text:span text:style-name="T55">+=</text:span><text:span text:style-name="T69"> </text:span><text:span text:style-name="T77">`  `</text:span></text:p>
      <text:p text:style-name="P69">    <text:span text:style-name="T55">const</text:span><text:span text:style-name="T69"> </text:span><text:span text:style-name="T60">botaoApagar</text:span><text:span text:style-name="T69"> </text:span><text:span text:style-name="T55">=</text:span><text:span text:style-name="T69"> </text:span><text:span text:style-name="T60">document</text:span><text:span text:style-name="T69">.</text:span><text:span text:style-name="T71">createElement</text:span><text:span text:style-name="T69">(</text:span><text:span text:style-name="T74">'</text:span><text:span text:style-name="T77">button</text:span><text:span text:style-name="T74">'</text:span><text:span text:style-name="T69">) </text:span><text:span text:style-name="T80">// cria uma tag button</text:span></text:p>
      <text:p text:style-name="P69">    <text:span text:style-name="T60">botaoApagar</text:span><text:span text:style-name="T69">.innerHTML </text:span><text:span text:style-name="T55">=</text:span><text:span text:style-name="T69"> </text:span><text:span text:style-name="T74">'</text:span><text:span text:style-name="T77">Apagar</text:span><text:span text:style-name="T74">'</text:span><text:span text:style-name="T69"> </text:span><text:span text:style-name="T80">// colocar o nome Apagar dentro da tag</text:span></text:p>
      <text:p text:style-name="P69">    <text:span text:style-name="T60">botaoApagar</text:span><text:span text:style-name="T69">.</text:span><text:span text:style-name="T71">setAttribute</text:span><text:span text:style-name="T69">(</text:span><text:span text:style-name="T74">'</text:span><text:span text:style-name="T77">class</text:span><text:span text:style-name="T74">'</text:span><text:span text:style-name="T69">, </text:span><text:span text:style-name="T74">'</text:span><text:span text:style-name="T77">apagar</text:span><text:span text:style-name="T74">'</text:span><text:span text:style-name="T69">) </text:span><text:span text:style-name="T80">// cria uma class com o nome apagar</text:span></text:p>
      <text:p text:style-name="P69">    <text:span text:style-name="T60">botaoApagar</text:span><text:span text:style-name="T69">.</text:span><text:span text:style-name="T71">setAttribute</text:span><text:span text:style-name="T69">(</text:span><text:span text:style-name="T74">'</text:span><text:span text:style-name="T77">title</text:span><text:span text:style-name="T74">'</text:span><text:span text:style-name="T69">, </text:span><text:span text:style-name="T74">'</text:span><text:span text:style-name="T77">Apagar esta tarefa</text:span><text:span text:style-name="T74">'</text:span><text:span text:style-name="T69">) </text:span><text:span text:style-name="T80">// quando passar o mouse em cima vai aparecer essa mensagem</text:span></text:p>
      <text:p text:style-name="P69">    <text:span text:style-name="T83">li</text:span><text:span text:style-name="T69">.</text:span><text:span text:style-name="T71">appendChild</text:span><text:span text:style-name="T69">(</text:span><text:span text:style-name="T60">botaoApagar</text:span><text:span text:style-name="T69">)</text:span></text:p>
      <text:p text:style-name="P57">}</text:p>
      <text:p text:style-name="P74"/>
      <text:p text:style-name="P57"><text:span text:style-name="T59">document</text:span>.<text:span text:style-name="T70">addEventListener</text:span>(<text:span text:style-name="T73">'</text:span><text:span text:style-name="T76">click</text:span><text:span text:style-name="T73">'</text:span>, <text:span text:style-name="T53">function</text:span>(<text:span text:style-name="T82">e</text:span>){<text:span text:style-name="T79">// nesse evento vai capturar o click</text:span></text:p>
      <text:p text:style-name="P69">    <text:span text:style-name="T55">const</text:span><text:span text:style-name="T69"> </text:span><text:span text:style-name="T60">el</text:span><text:span text:style-name="T69"> </text:span><text:span text:style-name="T55">=</text:span><text:span text:style-name="T69"> </text:span><text:span text:style-name="T83">e</text:span><text:span text:style-name="T69">.</text:span><text:span text:style-name="T60">target</text:span><text:span text:style-name="T69"> </text:span><text:span text:style-name="T80">// aqui captura o click e joga na const</text:span></text:p>
      <text:p text:style-name="P69">    <text:span text:style-name="T55">if</text:span><text:span text:style-name="T69"> 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apagar</text:span><text:span text:style-name="T74">'</text:span><text:span text:style-name="T69">)){ </text:span><text:span text:style-name="T80">// se onde foi clicado tem a class apagar execut o codigo abaixo</text:span></text:p>
      <text:p text:style-name="P69">        <text:span text:style-name="T60">el</text:span><text:span text:style-name="T69">.parentElement.</text:span><text:span text:style-name="T71">remove</text:span><text:span text:style-name="T69">() </text:span><text:span text:style-name="T80">// vai remover o pai do elemento clicacdo, o qual é o button apagar</text:span></text:p>
      <text:p text:style-name="P69">        <text:span text:style-name="T71">salvarTarefa</text:span><text:span text:style-name="T69">()</text:span></text:p>
      <text:p text:style-name="P69">    <text:span text:style-name="T69">}</text:span></text:p>
      <text:p text:style-name="P57">})</text:p>
      <text:p text:style-name="P74"/>
      <text:p text:style-name="P57"><text:span text:style-name="T53">function</text:span> <text:span text:style-name="T70">salvarTarefa</text:span>(){</text:p>
      <text:p text:style-name="P69"><text:soft-page-break/>    <text:span text:style-name="T55">const</text:span><text:span text:style-name="T69"> </text:span><text:span text:style-name="T60">liTarefas</text:span><text:span text:style-name="T69"> </text:span><text:span text:style-name="T55">=</text:span><text:span text:style-name="T69"> </text:span><text:span text:style-name="T60">result</text:span><text:span text:style-name="T69">.</text:span><text:span text:style-name="T71">querySelectorAll</text:span><text:span text:style-name="T69">(</text:span><text:span text:style-name="T74">'</text:span><text:span text:style-name="T77">li</text:span><text:span text:style-name="T74">'</text:span><text:span text:style-name="T69">) </text:span><text:span text:style-name="T80">// const criada e armazenada tds os li</text:span></text:p>
      <text:p text:style-name="P69">    <text:span text:style-name="T55">const</text:span><text:span text:style-name="T69"> </text:span><text:span text:style-name="T60">listaDeTarefas</text:span><text:span text:style-name="T69"> </text:span><text:span text:style-name="T55">=</text:span><text:span text:style-name="T69"> [] </text:span><text:span text:style-name="T80">// array criada para armazenar os textos de  li</text:span></text:p>
      <text:p text:style-name="P69">    <text:span text:style-name="T55">for</text:span><text:span text:style-name="T69"> (</text:span><text:span text:style-name="T55">let</text:span><text:span text:style-name="T69"> tarefa </text:span><text:span text:style-name="T55">of</text:span><text:span text:style-name="T69"> </text:span><text:span text:style-name="T60">liTarefas</text:span><text:span text:style-name="T69">){</text:span></text:p>
      <text:p text:style-name="P69">        <text:span text:style-name="T55">let</text:span><text:span text:style-name="T69"> tarefaTexto </text:span><text:span text:style-name="T55">=</text:span><text:span text:style-name="T69"> tarefa.innerText </text:span><text:span text:style-name="T80">// recebe o texto que contem em cada li</text:span></text:p>
      <text:p text:style-name="P69">        <text:span text:style-name="T69">tarefaTexto </text:span><text:span text:style-name="T55">=</text:span><text:span text:style-name="T69"> tarefaTexto.</text:span><text:span text:style-name="T71">replace</text:span><text:span text:style-name="T69">(</text:span><text:span text:style-name="T74">'</text:span><text:span text:style-name="T77">Apagar</text:span><text:span text:style-name="T74">'</text:span><text:span text:style-name="T69">, </text:span><text:span text:style-name="T74">''</text:span><text:span text:style-name="T69">).</text:span><text:span text:style-name="T71">trim</text:span><text:span text:style-name="T69">() </text:span><text:span text:style-name="T80">// o replace substitui a palavra apagar por ''. o trim() serve para tirar o espaço sobrando</text:span></text:p>
      <text:p text:style-name="P69">        <text:span text:style-name="T60">listaDeTarefas</text:span><text:span text:style-name="T69">.</text:span><text:span text:style-name="T71">push</text:span><text:span text:style-name="T69">(tarefaTexto) </text:span><text:span text:style-name="T80">// é adicionado o texto de cada li para esse array</text:span></text:p>
      <text:p text:style-name="P69">    <text:span text:style-name="T69">}</text:span></text:p>
      <text:p text:style-name="P69">    <text:span text:style-name="T55">const</text:span><text:span text:style-name="T69"> </text:span><text:span text:style-name="T60">tarefasJSON</text:span><text:span text:style-name="T69"> </text:span><text:span text:style-name="T55">=</text:span><text:span text:style-name="T69"> </text:span><text:span text:style-name="T60">JSON</text:span><text:span text:style-name="T69">.</text:span><text:span text:style-name="T71">stringify</text:span><text:span text:style-name="T69">(</text:span><text:span text:style-name="T60">listaDeTarefas</text:span><text:span text:style-name="T69">) </text:span><text:span text:style-name="T80">// essa const vai armazena os dados em formato string do json</text:span></text:p>
      <text:p text:style-name="P69">    <text:span text:style-name="T60">localStorage</text:span><text:span text:style-name="T69">.</text:span><text:span text:style-name="T71">setItem</text:span><text:span text:style-name="T69">(</text:span><text:span text:style-name="T74">'</text:span><text:span text:style-name="T77">Tarefas</text:span><text:span text:style-name="T74">'</text:span><text:span text:style-name="T69">, </text:span><text:span text:style-name="T60">tarefasJSON</text:span><text:span text:style-name="T69">)</text:span><text:span text:style-name="T80">// aqui vai armazenar os dados da const a cima, no mini banco de dados do navegador. o nome Tarefas que eu dei pode ser qualquer um é a palavra chave do dados armazenado.</text:span></text:p>
      <text:p text:style-name="P57">}</text:p>
      <text:p text:style-name="P74"/>
      <text:p text:style-name="P57"><text:span text:style-name="T53">function</text:span> <text:span text:style-name="T70">adicionarTarefas</text:span>(){</text:p>
      <text:p text:style-name="P69">    <text:span text:style-name="T55">const</text:span><text:span text:style-name="T69"> </text:span><text:span text:style-name="T60">tarefas</text:span><text:span text:style-name="T69"> </text:span><text:span text:style-name="T55">=</text:span><text:span text:style-name="T69"> </text:span><text:span text:style-name="T60">localStorage</text:span><text:span text:style-name="T69">.</text:span><text:span text:style-name="T71">getItem</text:span><text:span text:style-name="T69">(</text:span><text:span text:style-name="T74">'</text:span><text:span text:style-name="T77">Tarefas</text:span><text:span text:style-name="T74">'</text:span><text:span text:style-name="T69">) </text:span><text:span text:style-name="T80">// essa const esta recebendo os dados armazenados do navegador</text:span></text:p>
      <text:p text:style-name="P69">    <text:span text:style-name="T55">const</text:span><text:span text:style-name="T69"> </text:span><text:span text:style-name="T60">listaDeTarefas</text:span><text:span text:style-name="T69"> </text:span><text:span text:style-name="T55">=</text:span><text:span text:style-name="T69"> </text:span><text:span text:style-name="T60">JSON</text:span><text:span text:style-name="T69">.</text:span><text:span text:style-name="T71">parse</text:span><text:span text:style-name="T69">(</text:span><text:span text:style-name="T60">tarefas</text:span><text:span text:style-name="T69">)</text:span><text:span text:style-name="T80">// essa const está recebendo o valor de tarefas de const de cima e transformando em objeto, pq o JSON.stringify transforma os valores em string</text:span></text:p>
      <text:p text:style-name="P74"/>
      <text:p text:style-name="P69">    <text:span text:style-name="T55">for</text:span><text:span text:style-name="T69"> (</text:span><text:span text:style-name="T55">let</text:span><text:span text:style-name="T69"> tarefa </text:span><text:span text:style-name="T55">in</text:span><text:span text:style-name="T69"> </text:span><text:span text:style-name="T60">listaDeTarefas</text:span><text:span text:style-name="T69">){</text:span></text:p>
      <text:p text:style-name="P69">        <text:span text:style-name="T71">criaTarefa</text:span><text:span text:style-name="T69">(tarefa) </text:span><text:span text:style-name="T80">// vai criar tarefas como base nos dados armazenados</text:span></text:p>
      <text:p text:style-name="P69">    <text:span text:style-name="T69">}</text:span></text:p>
      <text:p text:style-name="P57">}</text:p>
      <text:p text:style-name="P57"><text:span text:style-name="T70">adicionarTarefas</text:span>(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FUNÇÕES</text:p>
      <text:p text:style-name="P5"/>
      <text:p text:style-name="P67"><text:span text:style-name="T59">document</text:span>.<text:span text:style-name="T70">addEventListener</text:span>(<text:span text:style-name="T73">'</text:span><text:span text:style-name="T76">click</text:span><text:span text:style-name="T73">'</text:span>, <text:span text:style-name="T53">function</text:span>(){</text:p>
      <text:p text:style-name="P69">    <text:span text:style-name="T60">document</text:span><text:span text:style-name="T69">.body.</text:span><text:span text:style-name="T60">style</text:span><text:span text:style-name="T69">.backgroundColor </text:span><text:span text:style-name="T55">=</text:span><text:span text:style-name="T69"> </text:span><text:span text:style-name="T74">'</text:span><text:span text:style-name="T77">red</text:span><text:span text:style-name="T74">'</text:span></text:p>
      <text:p text:style-name="P57">})</text:p>
      <text:p text:style-name="P39"><text:s text:c="2"/></text:p>
      <text:p text:style-name="P40">exemplo de função para substituir o onclick no html.</text:p>
      <text:p text:style-name="P40">Esse addEventListerner → é dentro do JS</text:p>
      <text:p text:style-name="P40"/>
      <text:p text:style-name="P40"/>
      <text:p text:style-name="P68"><text:span text:style-name="T53">function</text:span> <text:span text:style-name="T70">criaPessoa</text:span>(<text:span text:style-name="T82">nome</text:span>, <text:span text:style-name="T82">sobrenome</text:span>){</text:p>
      <text:p text:style-name="P69">    <text:span text:style-name="T55">return</text:span><text:span text:style-name="T69"> {nome, sobrenome}</text:span></text:p>
      <text:p text:style-name="P57">}</text:p>
      <text:p text:style-name="P57"><text:span text:style-name="T53">const</text:span> <text:span text:style-name="T59">p1</text:span> <text:span text:style-name="T53">=</text:span> <text:span text:style-name="T70">criaPessoa</text:span>(<text:span text:style-name="T73">'</text:span><text:span text:style-name="T76">Gabriel</text:span><text:span text:style-name="T73">'</text:span>, <text:span text:style-name="T73">'</text:span><text:span text:style-name="T76">Batista</text:span><text:span text:style-name="T73">'</text:span>)</text:p>
      <text:p text:style-name="P57"><text:span text:style-name="T59">console</text:span>.<text:span text:style-name="T70">log</text:span>(<text:span text:style-name="T59">p1</text:span>)</text:p>
      <text:p text:style-name="P40"><text:s/></text:p>
      <text:p text:style-name="P40">outro exemplo de função com objeto para criar um nome e sobrenome de pessoa.</text:p>
      <text:p text:style-name="P40">Obs: o certo seria usar assim → return { nome: nome, sobrenome: sobrenome} </text:p>
      <text:p text:style-name="P40">Porém o JS entende como o nome e o sobrenome tem o mesmo nome que o argumento ele vai manobrar.</text:p>
      <text:p text:style-name="P40"/>
      <text:p text:style-name="P40"/>
      <text:p text:style-name="P40"/>
      <text:p text:style-name="P40"/>
      <text:p text:style-name="P6">CALCULADORA NO JS</text:p>
      <text:p text:style-name="P6"/>
      <text:p text:style-name="P41">CONTÉM → método, addEventListenner, apagar um, apagar tudo, eval() que faz a conta sozinho,</text:p>
      <text:p text:style-name="P41"/>
      <text:p text:style-name="P41"/>
      <text:p text:style-name="P72">//Obs Geral: esses codigos que parece function é chamado de metodo</text:p>
      <text:p text:style-name="P74"/>
      <text:p text:style-name="P57"><text:span text:style-name="T53">function</text:span> <text:span text:style-name="T70">criaCalculadora</text:span>(){</text:p>
      <text:p text:style-name="P69">    <text:span text:style-name="T55">return</text:span><text:span text:style-name="T69">{</text:span></text:p>
      <text:p text:style-name="P69">        <text:span text:style-name="T69">display</text:span><text:span text:style-name="T55">:</text:span><text:span text:style-name="T69"> </text:span><text:span text:style-name="T60">document</text:span><text:span text:style-name="T69">.</text:span><text:span text:style-name="T71">querySelector</text:span><text:span text:style-name="T69">(</text:span><text:span text:style-name="T74">'</text:span><text:span text:style-name="T77">.display</text:span><text:span text:style-name="T74">'</text:span><text:span text:style-name="T69">), </text:span><text:span text:style-name="T80">// display esta recebendo a classe display que é o input de texto</text:span></text:p>
      <text:p text:style-name="P74"/>
      <text:p text:style-name="P69">        <text:span text:style-name="T80">//aqui vai apagar tudo uq ta escrito lá, pos o display vai recerber nada de valor</text:span></text:p>
      <text:p text:style-name="P69">        <text:span text:style-name="T71">clearDisplay</text:span><text:span text:style-name="T69">(){</text:span></text:p>
      <text:p text:style-name="P69">            <text:span text:style-name="T62">this</text:span><text:span text:style-name="T69">.display.value </text:span><text:span text:style-name="T55">=</text:span><text:span text:style-name="T69"> </text:span><text:span text:style-name="T74">''</text:span></text:p>
      <text:p text:style-name="P74"><text:span text:style-name="T88">        </text:span><text:span text:style-name="T87">},</text:span></text:p>
      <text:p text:style-name="P69">        <text:span text:style-name="T71">deletaUm</text:span><text:span text:style-name="T69">(){</text:span></text:p>
      <text:p text:style-name="P69">            <text:span text:style-name="T62">this</text:span><text:span text:style-name="T69">.display.value </text:span><text:span text:style-name="T55">=</text:span><text:span text:style-name="T69"> </text:span><text:span text:style-name="T62">this</text:span><text:span text:style-name="T69">.display.value.</text:span><text:span text:style-name="T71">slice</text:span><text:span text:style-name="T69">(</text:span><text:span text:style-name="T60">0</text:span><text:span text:style-name="T69">, </text:span><text:span text:style-name="T55">-</text:span><text:span text:style-name="T60">1</text:span><text:span text:style-name="T69">)</text:span></text:p>
      <text:p text:style-name="P74"><text:span text:style-name="T88">        </text:span><text:span text:style-name="T87">},</text:span></text:p>
      <text:p text:style-name="P69">        <text:span text:style-name="T71">realizaConta</text:span><text:span text:style-name="T69">(){</text:span></text:p>
      <text:p text:style-name="P69"><text:soft-page-break/>            <text:span text:style-name="T80">//O eval() ele vai detectar uq ta escrito e por se só fazer a conta, porém é muito perigoso usar ele, pq ele pode ser usado para ser invadido o sistema criado, ele executa comandos.</text:span></text:p>
      <text:p text:style-name="P69">            <text:span text:style-name="T55">let</text:span><text:span text:style-name="T69"> conta </text:span><text:span text:style-name="T55">=</text:span><text:span text:style-name="T69"> </text:span><text:span text:style-name="T62">this</text:span><text:span text:style-name="T69">.display.value</text:span></text:p>
      <text:p text:style-name="P69">            <text:span text:style-name="T55">try</text:span><text:span text:style-name="T69"> {</text:span></text:p>
      <text:p text:style-name="P69">                <text:span text:style-name="T69">conta </text:span><text:span text:style-name="T55">=</text:span><text:span text:style-name="T69"> </text:span><text:span text:style-name="T68">eval</text:span><text:span text:style-name="T69">(conta)</text:span></text:p>
      <text:p text:style-name="P69">                <text:span text:style-name="T55">if</text:span><text:span text:style-name="T69"> (</text:span><text:span text:style-name="T55">!</text:span><text:span text:style-name="T69">conta){</text:span></text:p>
      <text:p text:style-name="P69">                    <text:span text:style-name="T68">alert</text:span><text:span text:style-name="T69">(</text:span><text:span text:style-name="T74">'</text:span><text:span text:style-name="T77">Conta Inválida</text:span><text:span text:style-name="T74">'</text:span><text:span text:style-name="T69">)</text:span></text:p>
      <text:p text:style-name="P69">                    <text:span text:style-name="T55">return</text:span><text:span text:style-name="T69"> </text:span></text:p>
      <text:p text:style-name="P69">                <text:span text:style-name="T69">}</text:span></text:p>
      <text:p text:style-name="P69">                <text:span text:style-name="T62">this</text:span><text:span text:style-name="T69">.display.value </text:span><text:span text:style-name="T55">=</text:span><text:span text:style-name="T69"> conta</text:span></text:p>
      <text:p text:style-name="P69">            <text:span text:style-name="T69">} </text:span><text:span text:style-name="T55">catch</text:span><text:span text:style-name="T69">(e){</text:span></text:p>
      <text:p text:style-name="P69">                <text:span text:style-name="T68">alert</text:span><text:span text:style-name="T69">(</text:span><text:span text:style-name="T74">'</text:span><text:span text:style-name="T77">Conta Inválida</text:span><text:span text:style-name="T74">'</text:span><text:span text:style-name="T69">)</text:span></text:p>
      <text:p text:style-name="P69">                <text:span text:style-name="T55">return</text:span></text:p>
      <text:p text:style-name="P69">            <text:span text:style-name="T69">}</text:span></text:p>
      <text:p text:style-name="P69">        <text:span text:style-name="T69">},</text:span></text:p>
      <text:p text:style-name="P69">        <text:span text:style-name="T80">//esse codigo aqui é para quando apertar no enter realizar a conta, tava dando erro mas foi resolvido com o this.display.focus()</text:span></text:p>
      <text:p text:style-name="P69">        <text:span text:style-name="T71">pressionaEnter</text:span><text:span text:style-name="T69">(){</text:span></text:p>
      <text:p text:style-name="P69">            <text:span text:style-name="T62">this</text:span><text:span text:style-name="T69">.display.</text:span><text:span text:style-name="T71">addEventListener</text:span><text:span text:style-name="T69">(</text:span><text:span text:style-name="T74">'</text:span><text:span text:style-name="T77">keypress</text:span><text:span text:style-name="T74">'</text:span><text:span text:style-name="T69">, </text:span><text:span text:style-name="T83">e</text:span><text:span text:style-name="T69"> </text:span><text:span text:style-name="T55">=&gt;</text:span><text:span text:style-name="T69">{</text:span></text:p>
      <text:p text:style-name="P69">                <text:span text:style-name="T55">if</text:span><text:span text:style-name="T69">(</text:span><text:span text:style-name="T83">e</text:span><text:span text:style-name="T69">.keyCode </text:span><text:span text:style-name="T55">===</text:span><text:span text:style-name="T69"> </text:span><text:span text:style-name="T60">13</text:span><text:span text:style-name="T69">){</text:span></text:p>
      <text:p text:style-name="P69">                    <text:span text:style-name="T62">this</text:span><text:span text:style-name="T69">.</text:span><text:span text:style-name="T71">realizaConta</text:span><text:span text:style-name="T69">()</text:span></text:p>
      <text:p text:style-name="P69">                <text:span text:style-name="T69">}</text:span></text:p>
      <text:p text:style-name="P69">            <text:span text:style-name="T69">})</text:span></text:p>
      <text:p text:style-name="P69">        <text:span text:style-name="T69">},</text:span></text:p>
      <text:p text:style-name="P69">        <text:span text:style-name="T71">inicia</text:span><text:span text:style-name="T69">(){</text:span></text:p>
      <text:p text:style-name="P69">            <text:span text:style-name="T62">this</text:span><text:span text:style-name="T69">.</text:span><text:span text:style-name="T71">cliqueBotoes</text:span><text:span text:style-name="T69">() </text:span><text:span text:style-name="T80">// o this serve para chamar outro objeto dentro do mesmo objeto mãe que é o return</text:span></text:p>
      <text:p text:style-name="P69">            <text:span text:style-name="T62">this</text:span><text:span text:style-name="T69">.</text:span><text:span text:style-name="T71">pressionaEnter</text:span><text:span text:style-name="T69">()</text:span></text:p>
      <text:p text:style-name="P69">        <text:span text:style-name="T69">},</text:span></text:p>
      <text:p text:style-name="P69">        <text:span text:style-name="T71">cliqueBotoes</text:span><text:span text:style-name="T69"> (){</text:span></text:p>
      <text:p text:style-name="P69">            <text:span text:style-name="T80">//this é a calculadora que chamou a função la em baixo</text:span></text:p>
      <text:p text:style-name="P69">            <text:span text:style-name="T60">document</text:span><text:span text:style-name="T69">.</text:span><text:span text:style-name="T71">addEventListener</text:span><text:span text:style-name="T69">(</text:span><text:span text:style-name="T74">'</text:span><text:span text:style-name="T77">click</text:span><text:span text:style-name="T74">'</text:span><text:span text:style-name="T69">, </text:span><text:span text:style-name="T83">e</text:span><text:span text:style-name="T69"> </text:span><text:span text:style-name="T55">=&gt;</text:span><text:span text:style-name="T69">{</text:span></text:p>
      <text:p text:style-name="P74"><text:span text:style-name="T88">                </text:span><text:span text:style-name="T56">const</text:span><text:span text:style-name="T87"> </text:span><text:span text:style-name="T61">el</text:span><text:span text:style-name="T87"> </text:span><text:span text:style-name="T56">=</text:span><text:span text:style-name="T87"> </text:span><text:span text:style-name="T84">e</text:span><text:span text:style-name="T87">.</text:span><text:span text:style-name="T61">target</text:span><text:span text:style-name="T87"> </text:span><text:span text:style-name="T81">// aqui tudo que é clicado é recebido por essa const</text:span></text:p>
      <text:p text:style-name="P69">    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num</text:span><text:span text:style-name="T74">'</text:span><text:span text:style-name="T69">)){ </text:span><text:span text:style-name="T80">// esse codigo tudo que for clicado e for da classe btn-num vai executar o comando abaixo</text:span></text:p>
      <text:p text:style-name="P69">                    <text:span text:style-name="T62">this</text:span><text:span text:style-name="T69">.</text:span><text:span text:style-name="T71">btnParaDisplay</text:span><text:span text:style-name="T69">(</text:span><text:span text:style-name="T60">el</text:span><text:span text:style-name="T69">.innerText)</text:span><text:span text:style-name="T80">//ele está recebendo o valor do texto de cada botton clicado</text:span></text:p>
      <text:p text:style-name="P69">                <text:span text:style-name="T69">}</text:span></text:p>
      <text:p text:style-name="P69">                <text:span text:style-name="T80">//aqui se for clicado onde contenha essa classe btn-clear vai chamar o metodo clearDisplay</text:span></text:p>
      <text:p text:style-name="P69">    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clear</text:span><text:span text:style-name="T74">'</text:span><text:span text:style-name="T69">)){</text:span></text:p>
      <text:p text:style-name="P69">                    <text:span text:style-name="T62">this</text:span><text:span text:style-name="T69">.</text:span><text:span text:style-name="T71">clearDisplay</text:span><text:span text:style-name="T69">()</text:span></text:p>
      <text:p text:style-name="P69"><text:soft-page-break/>                <text:span text:style-name="T69">}</text:span></text:p>
      <text:p text:style-name="P69">                <text:span text:style-name="T80">//aqui vai chamar o metodo deletaUm, se for clicado onde contenha a class btn-del</text:span></text:p>
      <text:p text:style-name="P69">    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del</text:span><text:span text:style-name="T74">'</text:span><text:span text:style-name="T69">)){</text:span></text:p>
      <text:p text:style-name="P69">                    <text:span text:style-name="T62">this</text:span><text:span text:style-name="T69">.</text:span><text:span text:style-name="T71">deletaUm</text:span><text:span text:style-name="T69">()</text:span></text:p>
      <text:p text:style-name="P69">                <text:span text:style-name="T69">}</text:span></text:p>
      <text:p text:style-name="P69">    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eq</text:span><text:span text:style-name="T74">'</text:span><text:span text:style-name="T69">)){</text:span></text:p>
      <text:p text:style-name="P69">                    <text:span text:style-name="T62">this</text:span><text:span text:style-name="T69">.</text:span><text:span text:style-name="T71">realizaConta</text:span><text:span text:style-name="T69">()</text:span></text:p>
      <text:p text:style-name="P69">                <text:span text:style-name="T69">}</text:span></text:p>
      <text:p text:style-name="P69">                <text:span text:style-name="T62">this</text:span><text:span text:style-name="T69">.display.</text:span><text:span text:style-name="T71">focus</text:span><text:span text:style-name="T69">()</text:span></text:p>
      <text:p text:style-name="P69">            <text:span text:style-name="T69">})          </text:span></text:p>
      <text:p text:style-name="P74"><text:span text:style-name="T88">        </text:span><text:span text:style-name="T87">},</text:span></text:p>
      <text:p text:style-name="P69">        <text:span text:style-name="T71">btnParaDisplay</text:span><text:span text:style-name="T69">(</text:span><text:span text:style-name="T83">valor</text:span><text:span text:style-name="T69">){</text:span></text:p>
      <text:p text:style-name="P69">            <text:span text:style-name="T62">this</text:span><text:span text:style-name="T69">.display.value </text:span><text:span text:style-name="T55">+=</text:span><text:span text:style-name="T69"> </text:span><text:span text:style-name="T83">valor</text:span><text:span text:style-name="T69"> </text:span><text:span text:style-name="T80">// aqui vai fazer aparecer o texto de cada botton clicado com a class btn-num. OBS: aqui vai contatenar e não multiplicar</text:span></text:p>
      <text:p text:style-name="P74"><text:span text:style-name="T88">        </text:span><text:span text:style-name="T87">}</text:span></text:p>
      <text:p text:style-name="P69">    <text:span text:style-name="T69">}</text:span></text:p>
      <text:p text:style-name="P57">}</text:p>
      <text:p text:style-name="P57"><text:span text:style-name="T53">const</text:span> <text:span text:style-name="T59">calculadora</text:span> <text:span text:style-name="T53">=</text:span> <text:span text:style-name="T70">criaCalculadora</text:span>()</text:p>
      <text:p text:style-name="P57"><text:span text:style-name="T59">calculadora</text:span>.<text:span text:style-name="T70">inicia</text:span>()</text:p>
      <text:p text:style-name="P41"/>
      <text:p text:style-name="P41"/>
      <text:p text:style-name="P41"/>
      <text:p text:style-name="P80">A MESMA CALCULADORA SÓ QUE COM FUNÇÃO CRIADORA</text:p>
      <text:p text:style-name="P80"/>
      <text:p text:style-name="P80"/>
      <text:p text:style-name="P84"><text:span text:style-name="T53">function</text:span> <text:span text:style-name="T65">Calculadora</text:span>(){</text:p>
      <text:p text:style-name="P69">    <text:span text:style-name="T62">this</text:span><text:span text:style-name="T69">.display </text:span><text:span text:style-name="T55">=</text:span><text:span text:style-name="T69"> </text:span><text:span text:style-name="T60">document</text:span><text:span text:style-name="T69">.</text:span><text:span text:style-name="T71">querySelector</text:span><text:span text:style-name="T69">(</text:span><text:span text:style-name="T74">'</text:span><text:span text:style-name="T77">.display</text:span><text:span text:style-name="T74">'</text:span><text:span text:style-name="T69">)</text:span></text:p>
      <text:p text:style-name="P69">    <text:span text:style-name="T62">this</text:span><text:span text:style-name="T69">.</text:span><text:span text:style-name="T71">inicia</text:span><text:span text:style-name="T69"> </text:span><text:span text:style-name="T55">=</text:span><text:span text:style-name="T69"> () </text:span><text:span text:style-name="T55">=&gt;</text:span><text:span text:style-name="T69">{        </text:span></text:p>
      <text:p text:style-name="P69">        <text:span text:style-name="T62">this</text:span><text:span text:style-name="T69">.</text:span><text:span text:style-name="T71">capturaClick</text:span><text:span text:style-name="T69">()</text:span></text:p>
      <text:p text:style-name="P69">        <text:span text:style-name="T62">this</text:span><text:span text:style-name="T69">.</text:span><text:span text:style-name="T71">pressionaEnter</text:span><text:span text:style-name="T69">()</text:span></text:p>
      <text:p text:style-name="P69">    <text:span text:style-name="T69">}</text:span></text:p>
      <text:p text:style-name="P69">    <text:span text:style-name="T62">this</text:span><text:span text:style-name="T69">.</text:span><text:span text:style-name="T71">addNumDisplay</text:span><text:span text:style-name="T69"> </text:span><text:span text:style-name="T55">=</text:span><text:span text:style-name="T69"> </text:span><text:span text:style-name="T83">el</text:span><text:span text:style-name="T69"> </text:span><text:span text:style-name="T55">=&gt;</text:span><text:span text:style-name="T69">{ </text:span></text:p>
      <text:p text:style-name="P69">        <text:span text:style-name="T62">this</text:span><text:span text:style-name="T69">.display.value </text:span><text:span text:style-name="T55">+=</text:span><text:span text:style-name="T69"> </text:span><text:span text:style-name="T83">el</text:span><text:span text:style-name="T69">.innerText</text:span></text:p>
      <text:p text:style-name="P69">        <text:span text:style-name="T62">this</text:span><text:span text:style-name="T69">.display.</text:span><text:span text:style-name="T71">focus</text:span><text:span text:style-name="T69">()}</text:span></text:p>
      <text:p text:style-name="P69">        <text:span text:style-name="T80">//aqui coloquei o focus() para quando for adicionado um numero o focus permanecer no display</text:span></text:p>
      <text:p text:style-name="P69">    <text:span text:style-name="T62">this</text:span><text:span text:style-name="T69">.</text:span><text:span text:style-name="T71">deletaUm</text:span><text:span text:style-name="T69"> </text:span><text:span text:style-name="T55">=</text:span><text:span text:style-name="T69"> () </text:span><text:span text:style-name="T55">=&gt;</text:span><text:span text:style-name="T69"> </text:span><text:span text:style-name="T62">this</text:span><text:span text:style-name="T69">.display.value </text:span><text:span text:style-name="T55">=</text:span><text:span text:style-name="T69"> </text:span><text:span text:style-name="T62">this</text:span><text:span text:style-name="T69">.display.value.</text:span><text:span text:style-name="T71">slice</text:span><text:span text:style-name="T69">(</text:span><text:span text:style-name="T60">0</text:span><text:span text:style-name="T69">, </text:span><text:span text:style-name="T55">-</text:span><text:span text:style-name="T60">1</text:span><text:span text:style-name="T69">)</text:span></text:p>
      <text:p text:style-name="P69">    <text:span text:style-name="T62">this</text:span><text:span text:style-name="T69">.</text:span><text:span text:style-name="T71">clearDisplay</text:span><text:span text:style-name="T69"> </text:span><text:span text:style-name="T55">=</text:span><text:span text:style-name="T69"> () </text:span><text:span text:style-name="T55">=&gt;</text:span><text:span text:style-name="T69"> </text:span><text:span text:style-name="T62">this</text:span><text:span text:style-name="T69">.display.value </text:span><text:span text:style-name="T55">=</text:span><text:span text:style-name="T69"> </text:span><text:span text:style-name="T74">''</text:span></text:p>
      <text:p text:style-name="P69">    <text:span text:style-name="T62">this</text:span><text:span text:style-name="T69">.</text:span><text:span text:style-name="T71">realizaConta</text:span><text:span text:style-name="T69"> </text:span><text:span text:style-name="T55">=</text:span><text:span text:style-name="T69"> () </text:span><text:span text:style-name="T55">=&gt;</text:span><text:span text:style-name="T69"> {</text:span></text:p>
      <text:p text:style-name="P69">        <text:span text:style-name="T55">try</text:span><text:span text:style-name="T69">{</text:span></text:p>
      <text:p text:style-name="P69">           <text:span text:style-name="T55">let</text:span><text:span text:style-name="T69"> conta </text:span><text:span text:style-name="T55">=</text:span><text:span text:style-name="T69"> </text:span><text:span text:style-name="T62">this</text:span><text:span text:style-name="T69">.display.value           </text:span></text:p>
      <text:p text:style-name="P69">           <text:span text:style-name="T55">if</text:span><text:span text:style-name="T69">(</text:span><text:span text:style-name="T55">!</text:span><text:span text:style-name="T69">conta){</text:span></text:p>
      <text:p text:style-name="P69"><text:soft-page-break/>               <text:span text:style-name="T68">alert</text:span><text:span text:style-name="T69">(</text:span><text:span text:style-name="T74">'</text:span><text:span text:style-name="T77">Conta inválida!</text:span><text:span text:style-name="T74">'</text:span><text:span text:style-name="T69">)</text:span></text:p>
      <text:p text:style-name="P69">               <text:span text:style-name="T55">return</text:span></text:p>
      <text:p text:style-name="P69">           <text:span text:style-name="T69">}</text:span></text:p>
      <text:p text:style-name="P69">           <text:span text:style-name="T62">this</text:span><text:span text:style-name="T69">.display.value </text:span><text:span text:style-name="T55">=</text:span><text:span text:style-name="T69"> </text:span><text:span text:style-name="T68">eval</text:span><text:span text:style-name="T69">(conta)</text:span></text:p>
      <text:p text:style-name="P69">        <text:span text:style-name="T69">}</text:span></text:p>
      <text:p text:style-name="P69">        <text:span text:style-name="T55">catch</text:span><text:span text:style-name="T69"> (e){</text:span></text:p>
      <text:p text:style-name="P69">            <text:span text:style-name="T68">alert</text:span><text:span text:style-name="T69">(</text:span><text:span text:style-name="T74">'</text:span><text:span text:style-name="T77">Conta Inválida!</text:span><text:span text:style-name="T74">'</text:span><text:span text:style-name="T69">)</text:span></text:p>
      <text:p text:style-name="P69">            <text:span text:style-name="T55">return</text:span></text:p>
      <text:p text:style-name="P69">        <text:span text:style-name="T69">}</text:span></text:p>
      <text:p text:style-name="P69">    <text:span text:style-name="T69">}</text:span></text:p>
      <text:p text:style-name="P69">    <text:span text:style-name="T62">this</text:span><text:span text:style-name="T69">.</text:span><text:span text:style-name="T71">pressionaEnter</text:span><text:span text:style-name="T69"> </text:span><text:span text:style-name="T55">=</text:span><text:span text:style-name="T69"> () </text:span><text:span text:style-name="T55">=&gt;</text:span><text:span text:style-name="T69">{</text:span></text:p>
      <text:p text:style-name="P69">        <text:span text:style-name="T60">document</text:span><text:span text:style-name="T69">.</text:span><text:span text:style-name="T71">addEventListener</text:span><text:span text:style-name="T69">(</text:span><text:span text:style-name="T74">'</text:span><text:span text:style-name="T77">keypress</text:span><text:span text:style-name="T74">'</text:span><text:span text:style-name="T69">, </text:span><text:span text:style-name="T83">event</text:span><text:span text:style-name="T69"> </text:span><text:span text:style-name="T55">=&gt;</text:span><text:span text:style-name="T69">{</text:span></text:p>
      <text:p text:style-name="P69">            <text:span text:style-name="T55">if</text:span><text:span text:style-name="T69">(</text:span><text:span text:style-name="T83">event</text:span><text:span text:style-name="T69">.</text:span><text:span text:style-name="T60">keyCode</text:span><text:span text:style-name="T69"> </text:span><text:span text:style-name="T55">===</text:span><text:span text:style-name="T69"> </text:span><text:span text:style-name="T60">13</text:span><text:span text:style-name="T69">) </text:span><text:span text:style-name="T62">this</text:span><text:span text:style-name="T69">.</text:span><text:span text:style-name="T71">realizaConta</text:span><text:span text:style-name="T69">()</text:span></text:p>
      <text:p text:style-name="P69">        <text:span text:style-name="T69">})</text:span></text:p>
      <text:p text:style-name="P69">    <text:span text:style-name="T69">}</text:span></text:p>
      <text:p text:style-name="P69">    <text:span text:style-name="T62">this</text:span><text:span text:style-name="T69">.</text:span><text:span text:style-name="T71">capturaClick</text:span><text:span text:style-name="T69"> </text:span><text:span text:style-name="T55">=</text:span><text:span text:style-name="T69"> () </text:span><text:span text:style-name="T55">=&gt;</text:span><text:span text:style-name="T69">{</text:span></text:p>
      <text:p text:style-name="P69">        <text:span text:style-name="T60">document</text:span><text:span text:style-name="T69">.</text:span><text:span text:style-name="T71">addEventListener</text:span><text:span text:style-name="T69">(</text:span><text:span text:style-name="T74">'</text:span><text:span text:style-name="T77">click</text:span><text:span text:style-name="T74">'</text:span><text:span text:style-name="T69">, </text:span><text:span text:style-name="T83">event</text:span><text:span text:style-name="T69"> </text:span><text:span text:style-name="T55">=&gt;</text:span><text:span text:style-name="T69">{</text:span></text:p>
      <text:p text:style-name="P69">            <text:span text:style-name="T55">const</text:span><text:span text:style-name="T69"> </text:span><text:span text:style-name="T60">el</text:span><text:span text:style-name="T69"> </text:span><text:span text:style-name="T55">=</text:span><text:span text:style-name="T69"> </text:span><text:span text:style-name="T83">event</text:span><text:span text:style-name="T69">.</text:span><text:span text:style-name="T60">target</text:span></text:p>
      <text:p text:style-name="P69">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num</text:span><text:span text:style-name="T74">'</text:span><text:span text:style-name="T69">)) </text:span><text:span text:style-name="T62">this</text:span><text:span text:style-name="T69">.</text:span><text:span text:style-name="T71">addNumDisplay</text:span><text:span text:style-name="T69">(</text:span><text:span text:style-name="T60">el</text:span><text:span text:style-name="T69">)</text:span></text:p>
      <text:p text:style-name="P69">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del</text:span><text:span text:style-name="T74">'</text:span><text:span text:style-name="T69">)) </text:span><text:span text:style-name="T62">this</text:span><text:span text:style-name="T69">.</text:span><text:span text:style-name="T71">deletaUm</text:span><text:span text:style-name="T69">() </text:span></text:p>
      <text:p text:style-name="P69">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clear</text:span><text:span text:style-name="T74">'</text:span><text:span text:style-name="T69">)) </text:span><text:span text:style-name="T62">this</text:span><text:span text:style-name="T69">.</text:span><text:span text:style-name="T71">clearDisplay</text:span><text:span text:style-name="T69">()  </text:span></text:p>
      <text:p text:style-name="P69">            <text:span text:style-name="T55">if</text:span><text:span text:style-name="T69">(</text:span><text:span text:style-name="T60">el</text:span><text:span text:style-name="T69">.classList.</text:span><text:span text:style-name="T71">contains</text:span><text:span text:style-name="T69">(</text:span><text:span text:style-name="T74">'</text:span><text:span text:style-name="T77">btn-eq</text:span><text:span text:style-name="T74">'</text:span><text:span text:style-name="T69">)) </text:span><text:span text:style-name="T62">this</text:span><text:span text:style-name="T69">.</text:span><text:span text:style-name="T71">realizaConta</text:span><text:span text:style-name="T69">()           </text:span></text:p>
      <text:p text:style-name="P69">            </text:p>
      <text:p text:style-name="P69">        <text:span text:style-name="T69">})</text:span></text:p>
      <text:p text:style-name="P69">    <text:span text:style-name="T69">}</text:span></text:p>
      <text:p text:style-name="P57">}</text:p>
      <text:p text:style-name="P57"><text:span text:style-name="T53">const</text:span> <text:span text:style-name="T59">calculadora</text:span> <text:span text:style-name="T53">=</text:span> <text:span text:style-name="T54">new</text:span> <text:span text:style-name="T65">Calculadora</text:span>()</text:p>
      <text:p text:style-name="P57"><text:span text:style-name="T59">calculadora</text:span>.<text:span text:style-name="T70">inicia</text:span>()</text:p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18T23:18:53.120000000</dc:date>
    <meta:editing-duration>P1DT8H19M18S</meta:editing-duration>
    <meta:editing-cycles>14</meta:editing-cycles>
    <meta:generator>LibreOffice/7.1.1.2$Windows_X86_64 LibreOffice_project/fe0b08f4af1bacafe4c7ecc87ce55bb426164676</meta:generator>
    <meta:document-statistic meta:table-count="0" meta:image-count="1" meta:object-count="0" meta:page-count="13" meta:paragraph-count="375" meta:word-count="2230" meta:character-count="15921" meta:non-whitespace-character-count="12390"/>
  </office:meta>
</office:document-meta>
</file>